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en" fo:country="US" officeooo:rsid="003b1ec5" officeooo:paragraph-rsid="049fc303"/>
    </style:style>
    <style:style style:name="P2" style:family="paragraph" style:parent-style-name="Standard">
      <style:text-properties fo:language="en" fo:country="US" fo:font-weight="bold" officeooo:rsid="001e4eb8" officeooo:paragraph-rsid="014f0a12" style:font-weight-asian="bold" style:font-weight-complex="bold"/>
    </style:style>
    <style:style style:name="P3" style:family="paragraph" style:parent-style-name="Standard">
      <style:text-properties fo:language="en" fo:country="US" fo:font-weight="bold" officeooo:paragraph-rsid="049fc303" style:font-weight-asian="bold" style:font-weight-complex="bold"/>
    </style:style>
    <style:style style:name="P4" style:family="paragraph" style:parent-style-name="Standard">
      <style:text-properties fo:language="en" fo:country="US" fo:font-weight="bold" officeooo:rsid="0032f19b" officeooo:paragraph-rsid="014f0a12" fo:background-color="transparent" style:font-weight-asian="bold" style:font-weight-complex="bold"/>
    </style:style>
    <style:style style:name="P5" style:family="paragraph" style:parent-style-name="Standard">
      <style:text-properties fo:language="en" fo:country="US" officeooo:rsid="001b8640" officeooo:paragraph-rsid="049fc303"/>
    </style:style>
    <style:style style:name="P6" style:family="paragraph" style:parent-style-name="Standard">
      <style:text-properties fo:language="en" fo:country="US" fo:font-style="normal" fo:font-weight="normal" officeooo:rsid="05831443" officeooo:paragraph-rsid="058f8fc5" fo:background-color="transparent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language="en" fo:country="US" fo:font-style="normal" fo:font-weight="normal" officeooo:rsid="058a906e" officeooo:paragraph-rsid="058a906e" fo:background-color="transparent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language="en" fo:country="US" fo:font-style="normal" fo:font-weight="normal" officeooo:rsid="058a906e" officeooo:paragraph-rsid="058f783f" fo:background-color="transparent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language="en" fo:country="US" fo:font-style="normal" fo:font-weight="normal" officeooo:rsid="058a906e" officeooo:paragraph-rsid="05961604" fo:background-color="transparent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language="en" fo:country="US" fo:font-style="normal" fo:font-weight="normal" officeooo:rsid="058f783f" officeooo:paragraph-rsid="058f783f" fo:background-color="transparent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language="en" fo:country="US" fo:font-style="normal" fo:font-weight="normal" officeooo:rsid="058f783f" officeooo:paragraph-rsid="05ae5f60" fo:background-color="transparent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language="en" fo:country="US" fo:font-style="normal" fo:font-weight="normal" officeooo:rsid="0560be5f" officeooo:paragraph-rsid="055fb3f4" fo:background-color="transparent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language="en" fo:country="US" fo:font-style="normal" fo:font-weight="normal" officeooo:rsid="0532eefe" officeooo:paragraph-rsid="059406af" fo:background-color="#dddddd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language="en" fo:country="US" fo:font-style="normal" fo:font-weight="normal" officeooo:rsid="054927c4" officeooo:paragraph-rsid="05822ec8" fo:background-color="#dddddd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language="en" fo:country="US" fo:font-style="normal" fo:font-weight="normal" officeooo:rsid="05822ec8" officeooo:paragraph-rsid="05822ec8" fo:background-color="#dddddd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language="en" fo:country="US" fo:font-style="normal" fo:font-weight="normal" officeooo:rsid="04fb7b8d" officeooo:paragraph-rsid="058f8fc5" fo:background-color="#dddddd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language="en" fo:country="US" fo:font-style="normal" fo:font-weight="normal" officeooo:rsid="04fb7b8d" officeooo:paragraph-rsid="05822ec8" fo:background-color="#dddddd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language="en" fo:country="US" fo:font-style="normal" fo:font-weight="normal" officeooo:rsid="05a73103" officeooo:paragraph-rsid="05a73103" fo:background-color="#dddddd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language="en" fo:country="US" fo:font-style="normal" fo:font-weight="normal" officeooo:rsid="058f783f" officeooo:paragraph-rsid="05ae5f60" fo:background-color="#dddddd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language="en" fo:country="US" officeooo:paragraph-rsid="014f0a12"/>
    </style:style>
    <style:style style:name="P21" style:family="paragraph" style:parent-style-name="Standard">
      <style:text-properties fo:language="en" fo:country="US" officeooo:paragraph-rsid="051e6b25"/>
    </style:style>
    <style:style style:name="P22" style:family="paragraph" style:parent-style-name="Standard">
      <style:text-properties fo:language="en" fo:country="US" fo:font-weight="normal" officeooo:rsid="0100f487" officeooo:paragraph-rsid="05b3289d" fo:background-color="#dddddd" style:font-weight-asian="normal" style:font-weight-complex="normal"/>
    </style:style>
    <style:style style:name="P23" style:family="paragraph" style:parent-style-name="Standard">
      <style:text-properties fo:language="en" fo:country="US" fo:font-weight="normal" officeooo:rsid="04fb7b8d" officeooo:paragraph-rsid="05822ec8" fo:background-color="#dddddd" style:font-weight-asian="normal" style:font-weight-complex="normal"/>
    </style:style>
    <style:style style:name="P24" style:family="paragraph" style:parent-style-name="Standard">
      <style:text-properties fo:language="en" fo:country="US" fo:font-weight="normal" officeooo:rsid="04fb7b8d" officeooo:paragraph-rsid="058de343" fo:background-color="#dddddd" style:font-weight-asian="normal" style:font-weight-complex="normal"/>
    </style:style>
    <style:style style:name="P25" style:family="paragraph" style:parent-style-name="Standard">
      <style:text-properties fo:language="en" fo:country="US" fo:font-weight="normal" officeooo:rsid="04fb7b8d" officeooo:paragraph-rsid="05957f19" fo:background-color="#dddddd" style:font-weight-asian="normal" style:font-weight-complex="normal"/>
    </style:style>
    <style:style style:name="P26" style:family="paragraph" style:parent-style-name="Standard">
      <style:text-properties fo:language="en" fo:country="US" fo:font-weight="normal" officeooo:paragraph-rsid="05a50488" fo:background-color="#dddddd" style:font-weight-asian="normal" style:font-weight-complex="normal"/>
    </style:style>
    <style:style style:name="P27" style:family="paragraph" style:parent-style-name="Standard">
      <style:text-properties fo:language="en" fo:country="US" fo:font-weight="normal" officeooo:rsid="03ca5597" officeooo:paragraph-rsid="05961604" fo:background-color="transparent" style:font-weight-asian="normal" style:font-weight-complex="normal"/>
    </style:style>
    <style:style style:name="P28" style:family="paragraph" style:parent-style-name="Standard">
      <style:text-properties fo:font-size="6pt" fo:language="en" fo:country="US" fo:font-weight="bold" officeooo:rsid="001e4eb8" officeooo:paragraph-rsid="014f0a12" style:font-size-asian="6pt" style:font-weight-asian="bold" style:font-size-complex="6pt" style:font-weight-complex="bold"/>
    </style:style>
    <style:style style:name="P29" style:family="paragraph" style:parent-style-name="Standard">
      <style:text-properties fo:font-size="6pt" fo:language="en" fo:country="US" fo:font-weight="bold" officeooo:rsid="001e4eb8" officeooo:paragraph-rsid="05381ce5" style:font-size-asian="6pt" style:font-weight-asian="bold" style:font-size-complex="6pt" style:font-weight-complex="bold"/>
    </style:style>
    <style:style style:name="P30" style:family="paragraph" style:parent-style-name="Standard">
      <style:text-properties fo:font-size="6pt" fo:language="en" fo:country="US" fo:font-weight="bold" officeooo:rsid="00119e79" officeooo:paragraph-rsid="00131f4f" fo:background-color="#ffff00" style:font-size-asian="5.25pt" style:font-weight-asian="bold" style:font-size-complex="6pt" style:font-weight-complex="bold"/>
    </style:style>
    <style:style style:name="P31" style:family="paragraph" style:parent-style-name="Standard">
      <style:text-properties fo:font-size="6pt" fo:language="en" fo:country="US" fo:font-weight="normal" officeooo:rsid="003b1ec5" officeooo:paragraph-rsid="049fc303" style:font-size-asian="6pt" style:font-weight-asian="normal" style:font-size-complex="6pt" style:font-weight-complex="normal"/>
    </style:style>
    <style:style style:name="P32" style:family="paragraph" style:parent-style-name="Standard">
      <style:text-properties officeooo:paragraph-rsid="00ab4647"/>
    </style:style>
    <style:style style:name="P33" style:family="paragraph" style:parent-style-name="Standard">
      <style:text-properties officeooo:paragraph-rsid="00f05b1d"/>
    </style:style>
    <style:style style:name="P34" style:family="paragraph" style:parent-style-name="Standard">
      <style:text-properties officeooo:paragraph-rsid="049fc303"/>
    </style:style>
    <style:style style:name="P35" style:family="paragraph" style:parent-style-name="Standard">
      <style:text-properties fo:color="#999999" loext:opacity="100%" fo:language="en" fo:country="US" fo:font-weight="bold" officeooo:rsid="003b1ec5" officeooo:paragraph-rsid="049fc303" style:font-weight-asian="bold" style:font-weight-complex="bold"/>
    </style:style>
    <style:style style:name="P36" style:family="paragraph" style:parent-style-name="Standard">
      <style:paragraph-properties fo:text-align="justify" style:justify-single-word="false" fo:break-before="page"/>
      <style:text-properties fo:color="#999999" loext:opacity="100%" fo:language="en" fo:country="US" fo:font-weight="bold" officeooo:rsid="0032f19b" officeooo:paragraph-rsid="00131f4f" fo:background-color="transparent" style:font-weight-asian="bold" style:font-weight-complex="bold"/>
    </style:style>
    <style:style style:name="P37" style:family="paragraph" style:parent-style-name="Standard">
      <style:text-properties fo:color="#999999" loext:opacity="100%" fo:language="en" fo:country="US" fo:font-style="normal" fo:font-weight="bold" officeooo:rsid="001e4eb8" officeooo:paragraph-rsid="05381ce5" fo:background-color="transparent" style:font-style-asian="normal" style:font-weight-asian="bold" style:font-style-complex="normal" style:font-weight-complex="bold"/>
    </style:style>
    <style:style style:name="P38" style:family="paragraph" style:parent-style-name="Standard">
      <style:text-properties officeooo:paragraph-rsid="05381ce5"/>
    </style:style>
    <style:style style:name="P39" style:family="paragraph" style:parent-style-name="Standard">
      <style:text-properties officeooo:paragraph-rsid="051f4e4f"/>
    </style:style>
    <style:style style:name="P40" style:family="paragraph" style:parent-style-name="Standard">
      <style:text-properties officeooo:paragraph-rsid="05822ec8"/>
    </style:style>
    <style:style style:name="P41" style:family="paragraph" style:parent-style-name="Standard">
      <style:text-properties officeooo:rsid="05822ec8" officeooo:paragraph-rsid="05822ec8"/>
    </style:style>
    <style:style style:name="P42" style:family="paragraph" style:parent-style-name="Standard">
      <style:text-properties officeooo:paragraph-rsid="058b95dc"/>
    </style:style>
    <style:style style:name="P43" style:family="paragraph" style:parent-style-name="Standard">
      <style:text-properties officeooo:paragraph-rsid="058de343"/>
    </style:style>
    <style:style style:name="P44" style:family="paragraph" style:parent-style-name="Standard">
      <style:text-properties officeooo:paragraph-rsid="058f783f"/>
    </style:style>
    <style:style style:name="P45" style:family="paragraph" style:parent-style-name="Standard">
      <style:text-properties officeooo:paragraph-rsid="058a906e"/>
    </style:style>
    <style:style style:name="P46" style:family="paragraph" style:parent-style-name="Standard">
      <style:text-properties officeooo:paragraph-rsid="058f8fc5"/>
    </style:style>
    <style:style style:name="P47" style:family="paragraph" style:parent-style-name="Standard">
      <style:text-properties officeooo:paragraph-rsid="05958077"/>
    </style:style>
    <style:style style:name="P48" style:family="paragraph" style:parent-style-name="Standard">
      <style:text-properties officeooo:rsid="05961604" officeooo:paragraph-rsid="05961604"/>
    </style:style>
    <style:style style:name="P49" style:family="paragraph" style:parent-style-name="Standard">
      <style:text-properties officeooo:rsid="05961604" officeooo:paragraph-rsid="059bcc2f"/>
    </style:style>
    <style:style style:name="P50" style:family="paragraph" style:parent-style-name="Standard">
      <style:text-properties officeooo:paragraph-rsid="059bcc2f"/>
    </style:style>
    <style:style style:name="P51" style:family="paragraph" style:parent-style-name="Standard">
      <style:text-properties officeooo:paragraph-rsid="05961604"/>
    </style:style>
    <style:style style:name="P52" style:family="paragraph" style:parent-style-name="Standard">
      <style:text-properties officeooo:rsid="059bcc2f" officeooo:paragraph-rsid="059bcc2f"/>
    </style:style>
    <style:style style:name="P53" style:family="paragraph" style:parent-style-name="Standard">
      <style:text-properties officeooo:paragraph-rsid="059eee2f"/>
    </style:style>
    <style:style style:name="P54" style:family="paragraph" style:parent-style-name="Standard">
      <style:text-properties officeooo:rsid="059eee2f" officeooo:paragraph-rsid="059eee2f"/>
    </style:style>
    <style:style style:name="P55" style:family="paragraph" style:parent-style-name="Standard">
      <style:text-properties officeooo:rsid="059eee2f" officeooo:paragraph-rsid="059eee2f" fo:background-color="#dddddd"/>
    </style:style>
    <style:style style:name="P56" style:family="paragraph" style:parent-style-name="Standard">
      <style:text-properties officeooo:rsid="059ffa42" officeooo:paragraph-rsid="05af32b9"/>
    </style:style>
    <style:style style:name="P57" style:family="paragraph" style:parent-style-name="Standard">
      <style:text-properties officeooo:paragraph-rsid="05a09a02"/>
    </style:style>
    <style:style style:name="P58" style:family="paragraph" style:parent-style-name="Standard">
      <style:text-properties officeooo:paragraph-rsid="05a50488"/>
    </style:style>
    <style:style style:name="P59" style:family="paragraph" style:parent-style-name="Standard">
      <style:text-properties officeooo:rsid="05a73103" officeooo:paragraph-rsid="05a73103"/>
    </style:style>
    <style:style style:name="P60" style:family="paragraph" style:parent-style-name="Standard">
      <style:text-properties officeooo:rsid="05a73103" officeooo:paragraph-rsid="05af32b9"/>
    </style:style>
    <style:style style:name="P61" style:family="paragraph" style:parent-style-name="Standard">
      <style:text-properties officeooo:paragraph-rsid="05a73103"/>
    </style:style>
    <style:style style:name="P62" style:family="paragraph" style:parent-style-name="Standard">
      <style:text-properties officeooo:paragraph-rsid="05b3289d"/>
    </style:style>
    <style:style style:name="P63" style:family="paragraph" style:parent-style-name="Standard">
      <style:text-properties officeooo:paragraph-rsid="05a73103"/>
    </style:style>
    <style:style style:name="P64" style:family="paragraph" style:parent-style-name="Standard">
      <style:text-properties officeooo:paragraph-rsid="05b8c453"/>
    </style:style>
    <style:style style:name="T1" style:family="text">
      <style:text-properties officeooo:rsid="0043d0fb"/>
    </style:style>
    <style:style style:name="T2" style:family="text">
      <style:text-properties fo:font-weight="bold" officeooo:rsid="00ab4647" fo:background-color="#fff200" loext:char-shading-value="0" style:font-weight-asian="bold" style:font-weight-complex="bold"/>
    </style:style>
    <style:style style:name="T3" style:family="text">
      <style:text-properties fo:font-weight="bold" officeooo:rsid="00d88c8c" fo:background-color="#fff200" loext:char-shading-value="0" style:font-weight-asian="bold" style:font-weight-complex="bold"/>
    </style:style>
    <style:style style:name="T4" style:family="text">
      <style:text-properties fo:font-weight="bold" officeooo:rsid="0094c10f" fo:background-color="#fff200" loext:char-shading-value="0" style:font-weight-asian="bold" style:font-weight-complex="bold"/>
    </style:style>
    <style:style style:name="T5" style:family="text">
      <style:text-properties fo:font-weight="bold" officeooo:rsid="058b8425" fo:background-color="#fff200" loext:char-shading-value="0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ceef7" style:font-weight-asian="bold" style:font-weight-complex="bold"/>
    </style:style>
    <style:style style:name="T8" style:family="text">
      <style:text-properties fo:font-weight="bold" officeooo:rsid="010b0b47" style:font-weight-asian="bold" style:font-weight-complex="bold"/>
    </style:style>
    <style:style style:name="T9" style:family="text">
      <style:text-properties fo:font-weight="bold" officeooo:rsid="00136227" style:font-weight-asian="bold" style:font-weight-complex="bold"/>
    </style:style>
    <style:style style:name="T10" style:family="text">
      <style:text-properties fo:font-weight="bold" officeooo:rsid="00d88c8c" style:font-weight-asian="bold" style:font-weight-complex="bold"/>
    </style:style>
    <style:style style:name="T11" style:family="text">
      <style:text-properties fo:font-weight="bold" officeooo:rsid="0032ee51" style:font-weight-asian="bold" style:font-weight-complex="bold"/>
    </style:style>
    <style:style style:name="T12" style:family="text">
      <style:text-properties fo:font-weight="bold" officeooo:rsid="058b95dc" style:font-weight-asian="bold" style:font-weight-complex="bold"/>
    </style:style>
    <style:style style:name="T13" style:family="text">
      <style:text-properties fo:font-weight="bold" officeooo:rsid="05831443" style:font-weight-asian="bold" style:font-weight-complex="bold"/>
    </style:style>
    <style:style style:name="T14" style:family="text">
      <style:text-properties fo:font-weight="bold" officeooo:rsid="058f783f" style:font-weight-asian="bold" style:font-weight-complex="bold"/>
    </style:style>
    <style:style style:name="T15" style:family="text">
      <style:text-properties fo:font-weight="bold" officeooo:rsid="058bc896" style:font-weight-asian="bold" style:font-weight-complex="bold"/>
    </style:style>
    <style:style style:name="T16" style:family="text">
      <style:text-properties fo:font-weight="bold" officeooo:rsid="05982884" style:font-weight-asian="bold" style:font-weight-complex="bold"/>
    </style:style>
    <style:style style:name="T17" style:family="text">
      <style:text-properties fo:font-weight="bold" officeooo:rsid="05a7f982" style:font-weight-asian="bold" style:font-weight-complex="bold"/>
    </style:style>
    <style:style style:name="T18" style:family="text">
      <style:text-properties fo:font-weight="bold" officeooo:rsid="05b3289d" style:font-weight-asian="bold" style:font-weight-complex="bold"/>
    </style:style>
    <style:style style:name="T19" style:family="text">
      <style:text-properties fo:font-weight="bold" officeooo:rsid="05b9de2c" style:font-weight-asian="bold" style:font-weight-complex="bold"/>
    </style:style>
    <style:style style:name="T20" style:family="text">
      <style:text-properties fo:font-weight="bold" fo:background-color="transparent" loext:char-shading-value="0" style:font-weight-asian="bold" style:font-weight-complex="bold"/>
    </style:style>
    <style:style style:name="T21" style:family="text">
      <style:text-properties fo:font-weight="bold" officeooo:rsid="05822ec8" fo:background-color="transparent" loext:char-shading-value="0" style:font-weight-asian="bold" style:font-weight-complex="bold"/>
    </style:style>
    <style:style style:name="T22" style:family="text">
      <style:text-properties fo:font-weight="normal" officeooo:rsid="00d88c8c" style:font-weight-asian="normal" style:font-weight-complex="normal"/>
    </style:style>
    <style:style style:name="T23" style:family="text">
      <style:text-properties fo:font-weight="normal" officeooo:rsid="0032ee51" style:font-weight-asian="normal" style:font-weight-complex="normal"/>
    </style:style>
    <style:style style:name="T2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5831443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5a73103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officeooo:rsid="05982884" style:font-style-asian="italic" style:font-weight-asian="bold" style:font-style-complex="italic" style:font-weight-complex="bold"/>
    </style:style>
    <style:style style:name="T28" style:family="text">
      <style:text-properties fo:font-style="italic" fo:font-weight="bold" officeooo:rsid="05822ec8" fo:background-color="transparent" loext:char-shading-value="0" style:font-style-asian="italic" style:font-weight-asian="bold" style:font-style-complex="italic" style:font-weight-complex="bold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5961604" style:font-style-asian="italic" style:font-style-complex="italic"/>
    </style:style>
    <style:style style:name="T31" style:family="text">
      <style:text-properties fo:font-style="italic" officeooo:rsid="05ae5f60" style:font-style-asian="italic" style:font-style-complex="italic"/>
    </style:style>
    <style:style style:name="T32" style:family="text">
      <style:text-properties fo:font-style="italic" style:text-underline-style="none" fo:font-weight="bold" officeooo:rsid="05831443" style:font-style-asian="italic" style:font-weight-asian="bold" style:font-style-complex="italic" style:font-weight-complex="bold"/>
    </style:style>
    <style:style style:name="T33" style:family="text">
      <style:text-properties officeooo:rsid="00704232"/>
    </style:style>
    <style:style style:name="T34" style:family="text">
      <style:text-properties officeooo:rsid="00fb0d24" fo:background-color="#fff200" loext:char-shading-value="0"/>
    </style:style>
    <style:style style:name="T35" style:family="text">
      <style:text-properties officeooo:rsid="007f05cd" fo:background-color="#fff200" loext:char-shading-value="0"/>
    </style:style>
    <style:style style:name="T36" style:family="text">
      <style:text-properties fo:language="en" fo:country="US" fo:font-weight="normal" fo:background-color="transparent" loext:char-shading-value="0" style:font-weight-asian="normal" style:font-weight-complex="normal"/>
    </style:style>
    <style:style style:name="T37" style:family="text">
      <style:text-properties fo:language="en" fo:country="US" fo:font-weight="normal" officeooo:rsid="00bb70dd" fo:background-color="transparent" loext:char-shading-value="0" style:font-weight-asian="normal" style:font-weight-complex="normal"/>
    </style:style>
    <style:style style:name="T38" style:family="text">
      <style:text-properties fo:language="en" fo:country="US" fo:font-weight="normal" officeooo:rsid="00704232" fo:background-color="transparent" loext:char-shading-value="0" style:font-weight-asian="normal" style:font-weight-complex="normal"/>
    </style:style>
    <style:style style:name="T39" style:family="text">
      <style:text-properties fo:language="en" fo:country="US" fo:font-weight="normal" officeooo:rsid="0260d497" fo:background-color="transparent" loext:char-shading-value="0" style:font-weight-asian="normal" style:font-weight-complex="normal"/>
    </style:style>
    <style:style style:name="T40" style:family="text">
      <style:text-properties fo:language="en" fo:country="US" fo:font-weight="normal" officeooo:rsid="007d3450" fo:background-color="transparent" loext:char-shading-value="0" style:font-weight-asian="normal" style:font-weight-complex="normal"/>
    </style:style>
    <style:style style:name="T41" style:family="text">
      <style:text-properties fo:language="en" fo:country="US" fo:font-weight="normal" officeooo:rsid="05807583" fo:background-color="transparent" loext:char-shading-value="0" style:font-weight-asian="normal" style:font-weight-complex="normal"/>
    </style:style>
    <style:style style:name="T42" style:family="text">
      <style:text-properties fo:language="en" fo:country="US" fo:font-weight="normal" officeooo:rsid="00d88c8c" fo:background-color="transparent" loext:char-shading-value="0" style:font-weight-asian="normal" style:font-weight-complex="normal"/>
    </style:style>
    <style:style style:name="T43" style:family="text">
      <style:text-properties fo:language="en" fo:country="US" fo:font-weight="normal" officeooo:rsid="05822ec8" fo:background-color="transparent" loext:char-shading-value="0" style:font-weight-asian="normal" style:font-weight-complex="normal"/>
    </style:style>
    <style:style style:name="T44" style:family="text">
      <style:text-properties fo:language="en" fo:country="US" fo:font-weight="normal" officeooo:rsid="059bcc2f" fo:background-color="transparent" loext:char-shading-value="0" style:font-weight-asian="normal" style:font-weight-complex="normal"/>
    </style:style>
    <style:style style:name="T45" style:family="text">
      <style:text-properties fo:language="en" fo:country="US" fo:font-weight="normal" officeooo:rsid="059d6bbb" fo:background-color="transparent" loext:char-shading-value="0" style:font-weight-asian="normal" style:font-weight-complex="normal"/>
    </style:style>
    <style:style style:name="T46" style:family="text">
      <style:text-properties fo:language="en" fo:country="US" fo:font-weight="normal" officeooo:rsid="059eee2f" fo:background-color="transparent" loext:char-shading-value="0" style:font-weight-asian="normal" style:font-weight-complex="normal"/>
    </style:style>
    <style:style style:name="T47" style:family="text">
      <style:text-properties fo:language="en" fo:country="US" fo:font-weight="normal" officeooo:rsid="059ffa42" fo:background-color="transparent" loext:char-shading-value="0" style:font-weight-asian="normal" style:font-weight-complex="normal"/>
    </style:style>
    <style:style style:name="T48" style:family="text">
      <style:text-properties fo:language="en" fo:country="US" fo:font-weight="normal" officeooo:rsid="05a50488" fo:background-color="transparent" loext:char-shading-value="0" style:font-weight-asian="normal" style:font-weight-complex="normal"/>
    </style:style>
    <style:style style:name="T49" style:family="text">
      <style:text-properties fo:language="en" fo:country="US" fo:font-weight="normal" officeooo:rsid="0596e4a2" fo:background-color="transparent" loext:char-shading-value="0" style:font-weight-asian="normal" style:font-weight-complex="normal"/>
    </style:style>
    <style:style style:name="T50" style:family="text">
      <style:text-properties fo:language="en" fo:country="US" fo:font-weight="normal" officeooo:rsid="05a73103" fo:background-color="transparent" loext:char-shading-value="0" style:font-weight-asian="normal" style:font-weight-complex="normal"/>
    </style:style>
    <style:style style:name="T51" style:family="text">
      <style:text-properties fo:language="en" fo:country="US" fo:font-weight="normal" officeooo:rsid="05af32b9" fo:background-color="transparent" loext:char-shading-value="0" style:font-weight-asian="normal" style:font-weight-complex="normal"/>
    </style:style>
    <style:style style:name="T52" style:family="text">
      <style:text-properties fo:language="en" fo:country="US" fo:font-weight="normal" officeooo:rsid="05b3289d" fo:background-color="transparent" loext:char-shading-value="0" style:font-weight-asian="normal" style:font-weight-complex="normal"/>
    </style:style>
    <style:style style:name="T53" style:family="text">
      <style:text-properties fo:language="en" fo:country="US" fo:font-weight="normal" officeooo:rsid="05b8c453" fo:background-color="transparent" loext:char-shading-value="0" style:font-weight-asian="normal" style:font-weight-complex="normal"/>
    </style:style>
    <style:style style:name="T54" style:family="text">
      <style:text-properties fo:language="en" fo:country="US" fo:font-weight="normal" fo:background-color="#dddddd" loext:char-shading-value="0" style:font-weight-asian="normal" style:font-weight-complex="normal"/>
    </style:style>
    <style:style style:name="T55" style:family="text">
      <style:text-properties fo:language="en" fo:country="US" fo:font-weight="normal" officeooo:rsid="0100f487" fo:background-color="#dddddd" loext:char-shading-value="0" style:font-weight-asian="normal" style:font-weight-complex="normal"/>
    </style:style>
    <style:style style:name="T56" style:family="text">
      <style:text-properties fo:language="en" fo:country="US" fo:font-weight="normal" officeooo:rsid="00357d7d" fo:background-color="#dddddd" loext:char-shading-value="0" style:font-weight-asian="normal" style:font-weight-complex="normal"/>
    </style:style>
    <style:style style:name="T57" style:family="text">
      <style:text-properties fo:language="en" fo:country="US" fo:font-weight="normal" officeooo:rsid="0014eac0" fo:background-color="#dddddd" loext:char-shading-value="0" style:font-weight-asian="normal" style:font-weight-complex="normal"/>
    </style:style>
    <style:style style:name="T58" style:family="text">
      <style:text-properties fo:language="en" fo:country="US" fo:font-weight="normal" officeooo:rsid="00a176b7" fo:background-color="#dddddd" loext:char-shading-value="0" style:font-weight-asian="normal" style:font-weight-complex="normal"/>
    </style:style>
    <style:style style:name="T59" style:family="text">
      <style:text-properties fo:language="en" fo:country="US" fo:font-weight="normal" officeooo:rsid="04fb7b8d" fo:background-color="#dddddd" loext:char-shading-value="0" style:font-weight-asian="normal" style:font-weight-complex="normal"/>
    </style:style>
    <style:style style:name="T60" style:family="text">
      <style:text-properties fo:language="en" fo:country="US" fo:font-weight="normal" officeooo:rsid="059bcc2f" fo:background-color="#dddddd" loext:char-shading-value="0" style:font-weight-asian="normal" style:font-weight-complex="normal"/>
    </style:style>
    <style:style style:name="T61" style:family="text">
      <style:text-properties fo:language="en" fo:country="US" fo:font-weight="normal" officeooo:rsid="059eee2f" fo:background-color="#dddddd" loext:char-shading-value="0" style:font-weight-asian="normal" style:font-weight-complex="normal"/>
    </style:style>
    <style:style style:name="T62" style:family="text">
      <style:text-properties fo:language="en" fo:country="US" fo:font-weight="normal" officeooo:rsid="059d6bbb" fo:background-color="#dddddd" loext:char-shading-value="0" style:font-weight-asian="normal" style:font-weight-complex="normal"/>
    </style:style>
    <style:style style:name="T63" style:family="text">
      <style:text-properties fo:language="en" fo:country="US" fo:font-weight="normal" officeooo:rsid="05af32b9" fo:background-color="#dddddd" loext:char-shading-value="0" style:font-weight-asian="normal" style:font-weight-complex="normal"/>
    </style:style>
    <style:style style:name="T64" style:family="text">
      <style:text-properties fo:language="en" fo:country="US" fo:font-weight="normal" officeooo:rsid="05b3289d" fo:background-color="#dddddd" loext:char-shading-value="0" style:font-weight-asian="normal" style:font-weight-complex="normal"/>
    </style:style>
    <style:style style:name="T65" style:family="text">
      <style:text-properties fo:language="en" fo:country="US" fo:font-weight="normal" style:font-weight-asian="normal" style:font-weight-complex="normal"/>
    </style:style>
    <style:style style:name="T66" style:family="text">
      <style:text-properties fo:language="en" fo:country="US" fo:font-weight="normal" officeooo:rsid="05015612" style:font-weight-asian="normal" style:font-weight-complex="normal"/>
    </style:style>
    <style:style style:name="T67" style:family="text">
      <style:text-properties fo:language="en" fo:country="US" fo:font-weight="normal" officeooo:rsid="00d88c8c" style:font-weight-asian="normal" style:font-weight-complex="normal"/>
    </style:style>
    <style:style style:name="T68" style:family="text">
      <style:text-properties fo:language="en" fo:country="US" fo:font-weight="normal" officeooo:rsid="059d6bbb" style:font-weight-asian="normal" style:font-weight-complex="normal"/>
    </style:style>
    <style:style style:name="T69" style:family="text">
      <style:text-properties fo:language="en" fo:country="US" fo:font-weight="normal" officeooo:rsid="05b3a9b3" style:font-weight-asian="normal" style:font-weight-complex="normal"/>
    </style:style>
    <style:style style:name="T70" style:family="text">
      <style:text-properties fo:language="en" fo:country="US" fo:font-style="italic" fo:font-weight="bold" fo:background-color="transparent" loext:char-shading-value="0" style:font-style-asian="italic" style:font-weight-asian="bold" style:font-style-complex="italic" style:font-weight-complex="bold"/>
    </style:style>
    <style:style style:name="T71" style:family="text">
      <style:text-properties fo:language="en" fo:country="US" fo:font-style="italic" fo:font-weight="bold" officeooo:rsid="05822ec8" fo:background-color="transparent" loext:char-shading-value="0" style:font-style-asian="italic" style:font-weight-asian="bold" style:font-style-complex="italic" style:font-weight-complex="bold"/>
    </style:style>
    <style:style style:name="T72" style:family="text">
      <style:text-properties fo:language="en" fo:country="US" fo:font-style="italic" fo:font-weight="bold" officeooo:rsid="05831443" fo:background-color="transparent" loext:char-shading-value="0" style:font-style-asian="italic" style:font-weight-asian="bold" style:font-style-complex="italic" style:font-weight-complex="bold"/>
    </style:style>
    <style:style style:name="T73" style:family="text">
      <style:text-properties fo:language="en" fo:country="US" fo:font-style="italic" fo:font-weight="bold" officeooo:rsid="0260d497" fo:background-color="transparent" loext:char-shading-value="0" style:font-style-asian="italic" style:font-weight-asian="bold" style:font-style-complex="italic" style:font-weight-complex="bold"/>
    </style:style>
    <style:style style:name="T74" style:family="text">
      <style:text-properties fo:language="en" fo:country="US" fo:font-style="italic" fo:font-weight="bold" officeooo:rsid="05961604" fo:background-color="transparent" loext:char-shading-value="0" style:font-style-asian="italic" style:font-weight-asian="bold" style:font-style-complex="italic" style:font-weight-complex="bold"/>
    </style:style>
    <style:style style:name="T75" style:family="text">
      <style:text-properties fo:language="en" fo:country="US" fo:font-style="italic" fo:font-weight="bold" officeooo:rsid="059406af" fo:background-color="transparent" loext:char-shading-value="0" style:font-style-asian="italic" style:font-weight-asian="bold" style:font-style-complex="italic" style:font-weight-complex="bold"/>
    </style:style>
    <style:style style:name="T76" style:family="text">
      <style:text-properties fo:language="en" fo:country="US" fo:font-style="italic" fo:font-weight="bold" officeooo:rsid="0596d627" fo:background-color="transparent" loext:char-shading-value="0" style:font-style-asian="italic" style:font-weight-asian="bold" style:font-style-complex="italic" style:font-weight-complex="bold"/>
    </style:style>
    <style:style style:name="T77" style:family="text">
      <style:text-properties fo:language="en" fo:country="US" fo:font-style="italic" fo:font-weight="bold" officeooo:rsid="059d6bbb" fo:background-color="transparent" loext:char-shading-value="0" style:font-style-asian="italic" style:font-weight-asian="bold" style:font-style-complex="italic" style:font-weight-complex="bold"/>
    </style:style>
    <style:style style:name="T78" style:family="text">
      <style:text-properties fo:language="en" fo:country="US" fo:font-style="italic" fo:font-weight="bold" officeooo:rsid="059eee2f" fo:background-color="transparent" loext:char-shading-value="0" style:font-style-asian="italic" style:font-weight-asian="bold" style:font-style-complex="italic" style:font-weight-complex="bold"/>
    </style:style>
    <style:style style:name="T79" style:family="text">
      <style:text-properties fo:language="en" fo:country="US" fo:font-style="italic" fo:font-weight="bold" officeooo:rsid="007d3450" fo:background-color="#fff200" loext:char-shading-value="0" style:font-style-asian="italic" style:font-weight-asian="bold" style:font-style-complex="italic" style:font-weight-complex="bold"/>
    </style:style>
    <style:style style:name="T80" style:family="text">
      <style:text-properties fo:language="en" fo:country="US" fo:font-style="italic" fo:font-weight="bold" officeooo:rsid="059406af" fo:background-color="#fff200" loext:char-shading-value="0" style:font-style-asian="italic" style:font-weight-asian="bold" style:font-style-complex="italic" style:font-weight-complex="bold"/>
    </style:style>
    <style:style style:name="T81" style:family="text">
      <style:text-properties fo:language="en" fo:country="US" fo:font-style="italic" fo:font-weight="bold" officeooo:rsid="0532eefe" fo:background-color="#dddddd" loext:char-shading-value="0" style:font-style-asian="italic" style:font-weight-asian="bold" style:font-style-complex="italic" style:font-weight-complex="bold"/>
    </style:style>
    <style:style style:name="T82" style:family="text">
      <style:text-properties fo:language="en" fo:country="US" fo:font-style="italic" fo:font-weight="bold" officeooo:rsid="059bcc2f" fo:background-color="#dddddd" loext:char-shading-value="0" style:font-style-asian="italic" style:font-weight-asian="bold" style:font-style-complex="italic" style:font-weight-complex="bold"/>
    </style:style>
    <style:style style:name="T83" style:family="text">
      <style:text-properties fo:language="en" fo:country="US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84" style:family="text">
      <style:text-properties fo:language="en" fo:country="US" fo:font-style="italic" fo:font-weight="normal" officeooo:rsid="0260d497" fo:background-color="transparent" loext:char-shading-value="0" style:font-style-asian="italic" style:font-weight-asian="normal" style:font-style-complex="italic" style:font-weight-complex="normal"/>
    </style:style>
    <style:style style:name="T85" style:family="text">
      <style:text-properties fo:language="en" fo:country="US" fo:font-style="italic" fo:font-weight="normal" officeooo:rsid="059eee2f" fo:background-color="transparent" loext:char-shading-value="0" style:font-style-asian="italic" style:font-weight-asian="normal" style:font-style-complex="italic" style:font-weight-complex="normal"/>
    </style:style>
    <style:style style:name="T86" style:family="text">
      <style:text-properties fo:language="en" fo:country="US" fo:font-style="italic" fo:font-weight="normal" officeooo:rsid="050afffe" fo:background-color="transparent" loext:char-shading-value="0" style:font-style-asian="italic" style:font-weight-asian="normal" style:font-style-complex="italic" style:font-weight-complex="normal"/>
    </style:style>
    <style:style style:name="T87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88" style:family="text">
      <style:text-properties fo:language="en" fo:country="US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89" style:family="text">
      <style:text-properties fo:language="en" fo:country="US" fo:font-style="normal" fo:font-weight="normal" officeooo:rsid="050afffe" fo:background-color="transparent" loext:char-shading-value="0" style:font-style-asian="normal" style:font-weight-asian="normal" style:font-style-complex="normal" style:font-weight-complex="normal"/>
    </style:style>
    <style:style style:name="T90" style:family="text">
      <style:text-properties fo:language="en" fo:country="US" fo:font-style="normal" fo:font-weight="normal" officeooo:rsid="05822ec8" fo:background-color="transparent" loext:char-shading-value="0" style:font-style-asian="normal" style:font-weight-asian="normal" style:font-style-complex="normal" style:font-weight-complex="normal"/>
    </style:style>
    <style:style style:name="T91" style:family="text">
      <style:text-properties fo:language="en" fo:country="US" fo:font-style="normal" fo:font-weight="normal" officeooo:rsid="0260d497" fo:background-color="transparent" loext:char-shading-value="0" style:font-style-asian="normal" style:font-weight-asian="normal" style:font-style-complex="normal" style:font-weight-complex="normal"/>
    </style:style>
    <style:style style:name="T92" style:family="text">
      <style:text-properties fo:language="en" fo:country="US" fo:font-style="normal" fo:font-weight="normal" officeooo:rsid="05831443" fo:background-color="transparent" loext:char-shading-value="0" style:font-style-asian="normal" style:font-weight-asian="normal" style:font-style-complex="normal" style:font-weight-complex="normal"/>
    </style:style>
    <style:style style:name="T93" style:family="text">
      <style:text-properties fo:language="en" fo:country="US" fo:font-style="normal" fo:font-weight="normal" officeooo:rsid="058b95dc" fo:background-color="transparent" loext:char-shading-value="0" style:font-style-asian="normal" style:font-weight-asian="normal" style:font-style-complex="normal" style:font-weight-complex="normal"/>
    </style:style>
    <style:style style:name="T94" style:family="text">
      <style:text-properties fo:language="en" fo:country="US" fo:font-style="normal" fo:font-weight="normal" officeooo:rsid="058de343" fo:background-color="transparent" loext:char-shading-value="0" style:font-style-asian="normal" style:font-weight-asian="normal" style:font-style-complex="normal" style:font-weight-complex="normal"/>
    </style:style>
    <style:style style:name="T95" style:family="text">
      <style:text-properties fo:language="en" fo:country="US" fo:font-style="normal" fo:font-weight="normal" officeooo:rsid="058f783f" fo:background-color="transparent" loext:char-shading-value="0" style:font-style-asian="normal" style:font-weight-asian="normal" style:font-style-complex="normal" style:font-weight-complex="normal"/>
    </style:style>
    <style:style style:name="T96" style:family="text">
      <style:text-properties fo:language="en" fo:country="US" fo:font-style="normal" fo:font-weight="normal" officeooo:rsid="058f8fc5" fo:background-color="transparent" loext:char-shading-value="0" style:font-style-asian="normal" style:font-weight-asian="normal" style:font-style-complex="normal" style:font-weight-complex="normal"/>
    </style:style>
    <style:style style:name="T97" style:family="text">
      <style:text-properties fo:language="en" fo:country="US" fo:font-style="normal" fo:font-weight="normal" officeooo:rsid="058a906e" fo:background-color="transparent" loext:char-shading-value="0" style:font-style-asian="normal" style:font-weight-asian="normal" style:font-style-complex="normal" style:font-weight-complex="normal"/>
    </style:style>
    <style:style style:name="T98" style:family="text">
      <style:text-properties fo:language="en" fo:country="US" fo:font-style="normal" fo:font-weight="normal" officeooo:rsid="058fea55" fo:background-color="transparent" loext:char-shading-value="0" style:font-style-asian="normal" style:font-weight-asian="normal" style:font-style-complex="normal" style:font-weight-complex="normal"/>
    </style:style>
    <style:style style:name="T99" style:family="text">
      <style:text-properties fo:language="en" fo:country="US" fo:font-style="normal" fo:font-weight="normal" officeooo:rsid="059406af" fo:background-color="transparent" loext:char-shading-value="0" style:font-style-asian="normal" style:font-weight-asian="normal" style:font-style-complex="normal" style:font-weight-complex="normal"/>
    </style:style>
    <style:style style:name="T100" style:family="text">
      <style:text-properties fo:language="en" fo:country="US" fo:font-style="normal" fo:font-weight="normal" officeooo:rsid="05958077" fo:background-color="transparent" loext:char-shading-value="0" style:font-style-asian="normal" style:font-weight-asian="normal" style:font-style-complex="normal" style:font-weight-complex="normal"/>
    </style:style>
    <style:style style:name="T101" style:family="text">
      <style:text-properties fo:language="en" fo:country="US" fo:font-style="normal" fo:font-weight="normal" officeooo:rsid="05961604" fo:background-color="transparent" loext:char-shading-value="0" style:font-style-asian="normal" style:font-weight-asian="normal" style:font-style-complex="normal" style:font-weight-complex="normal"/>
    </style:style>
    <style:style style:name="T102" style:family="text">
      <style:text-properties fo:language="en" fo:country="US" fo:font-style="normal" fo:font-weight="normal" officeooo:rsid="0596d627" fo:background-color="transparent" loext:char-shading-value="0" style:font-style-asian="normal" style:font-weight-asian="normal" style:font-style-complex="normal" style:font-weight-complex="normal"/>
    </style:style>
    <style:style style:name="T103" style:family="text">
      <style:text-properties fo:language="en" fo:country="US" fo:font-style="normal" fo:font-weight="normal" officeooo:rsid="05997238" fo:background-color="transparent" loext:char-shading-value="0" style:font-style-asian="normal" style:font-weight-asian="normal" style:font-style-complex="normal" style:font-weight-complex="normal"/>
    </style:style>
    <style:style style:name="T104" style:family="text">
      <style:text-properties fo:language="en" fo:country="US" fo:font-style="normal" fo:font-weight="normal" officeooo:rsid="059bcc2f" fo:background-color="transparent" loext:char-shading-value="0" style:font-style-asian="normal" style:font-weight-asian="normal" style:font-style-complex="normal" style:font-weight-complex="normal"/>
    </style:style>
    <style:style style:name="T105" style:family="text">
      <style:text-properties fo:language="en" fo:country="US" fo:font-style="normal" fo:font-weight="normal" officeooo:rsid="05982884" fo:background-color="transparent" loext:char-shading-value="0" style:font-style-asian="normal" style:font-weight-asian="normal" style:font-style-complex="normal" style:font-weight-complex="normal"/>
    </style:style>
    <style:style style:name="T106" style:family="text">
      <style:text-properties fo:language="en" fo:country="US" fo:font-style="normal" fo:font-weight="normal" officeooo:rsid="05a73103" fo:background-color="transparent" loext:char-shading-value="0" style:font-style-asian="normal" style:font-weight-asian="normal" style:font-style-complex="normal" style:font-weight-complex="normal"/>
    </style:style>
    <style:style style:name="T107" style:family="text">
      <style:text-properties fo:language="en" fo:country="US" fo:font-style="normal" fo:font-weight="normal" officeooo:rsid="05a7f982" fo:background-color="transparent" loext:char-shading-value="0" style:font-style-asian="normal" style:font-weight-asian="normal" style:font-style-complex="normal" style:font-weight-complex="normal"/>
    </style:style>
    <style:style style:name="T108" style:family="text">
      <style:text-properties fo:language="en" fo:country="US" fo:font-style="normal" fo:font-weight="normal" officeooo:rsid="05aeb2c3" fo:background-color="transparent" loext:char-shading-value="0" style:font-style-asian="normal" style:font-weight-asian="normal" style:font-style-complex="normal" style:font-weight-complex="normal"/>
    </style:style>
    <style:style style:name="T109" style:family="text">
      <style:text-properties fo:language="en" fo:country="US" fo:font-style="normal" fo:font-weight="normal" officeooo:rsid="05af17dc" fo:background-color="transparent" loext:char-shading-value="0" style:font-style-asian="normal" style:font-weight-asian="normal" style:font-style-complex="normal" style:font-weight-complex="normal"/>
    </style:style>
    <style:style style:name="T110" style:family="text">
      <style:text-properties fo:language="en" fo:country="US" fo:font-style="normal" fo:font-weight="normal" officeooo:rsid="05b08d7f" fo:background-color="transparent" loext:char-shading-value="0" style:font-style-asian="normal" style:font-weight-asian="normal" style:font-style-complex="normal" style:font-weight-complex="normal"/>
    </style:style>
    <style:style style:name="T111" style:family="text">
      <style:text-properties fo:language="en" fo:country="US" fo:font-style="normal" fo:font-weight="normal" officeooo:rsid="05b8c453" fo:background-color="transparent" loext:char-shading-value="0" style:font-style-asian="normal" style:font-weight-asian="normal" style:font-style-complex="normal" style:font-weight-complex="normal"/>
    </style:style>
    <style:style style:name="T112" style:family="text">
      <style:text-properties fo:language="en" fo:country="US" fo:font-style="normal" fo:font-weight="normal" officeooo:rsid="05b9d583" fo:background-color="transparent" loext:char-shading-value="0" style:font-style-asian="normal" style:font-weight-asian="normal" style:font-style-complex="normal" style:font-weight-complex="normal"/>
    </style:style>
    <style:style style:name="T113" style:family="text">
      <style:text-properties fo:language="en" fo:country="US" fo:font-style="normal" fo:font-weight="normal" officeooo:rsid="0532eefe" fo:background-color="#dddddd" loext:char-shading-value="0" style:font-style-asian="normal" style:font-weight-asian="normal" style:font-style-complex="normal" style:font-weight-complex="normal"/>
    </style:style>
    <style:style style:name="T114" style:family="text">
      <style:text-properties fo:language="en" fo:country="US" fo:font-style="normal" fo:font-weight="normal" officeooo:rsid="04fb7b8d" fo:background-color="#dddddd" loext:char-shading-value="0" style:font-style-asian="normal" style:font-weight-asian="normal" style:font-style-complex="normal" style:font-weight-complex="normal"/>
    </style:style>
    <style:style style:name="T115" style:family="text">
      <style:text-properties fo:language="en" fo:country="US" fo:font-style="normal" fo:font-weight="normal" officeooo:rsid="05997238" fo:background-color="#dddddd" loext:char-shading-value="0" style:font-style-asian="normal" style:font-weight-asian="normal" style:font-style-complex="normal" style:font-weight-complex="normal"/>
    </style:style>
    <style:style style:name="T116" style:family="text">
      <style:text-properties fo:language="en" fo:country="US" fo:font-style="normal" fo:font-weight="normal" officeooo:rsid="059bcc2f" fo:background-color="#dddddd" loext:char-shading-value="0" style:font-style-asian="normal" style:font-weight-asian="normal" style:font-style-complex="normal" style:font-weight-complex="normal"/>
    </style:style>
    <style:style style:name="T117" style:family="text">
      <style:text-properties fo:language="en" fo:country="US" fo:font-style="normal" fo:font-weight="normal" officeooo:rsid="05a73103" fo:background-color="#dddddd" loext:char-shading-value="0" style:font-style-asian="normal" style:font-weight-asian="normal" style:font-style-complex="normal" style:font-weight-complex="normal"/>
    </style:style>
    <style:style style:name="T118" style:family="text">
      <style:text-properties fo:language="en" fo:country="US" fo:font-style="normal" fo:font-weight="bold" fo:background-color="transparent" loext:char-shading-value="0" style:font-style-asian="normal" style:font-weight-asian="bold" style:font-style-complex="normal" style:font-weight-complex="bold"/>
    </style:style>
    <style:style style:name="T119" style:family="text">
      <style:text-properties fo:language="en" fo:country="US" fo:font-style="normal" fo:font-weight="bold" officeooo:rsid="05822ec8" fo:background-color="transparent" loext:char-shading-value="0" style:font-style-asian="normal" style:font-weight-asian="bold" style:font-style-complex="normal" style:font-weight-complex="bold"/>
    </style:style>
    <style:style style:name="T120" style:family="text">
      <style:text-properties fo:language="en" fo:country="US" fo:font-style="normal" fo:font-weight="bold" officeooo:rsid="0260d497" fo:background-color="transparent" loext:char-shading-value="0" style:font-style-asian="normal" style:font-weight-asian="bold" style:font-style-complex="normal" style:font-weight-complex="bold"/>
    </style:style>
    <style:style style:name="T121" style:family="text">
      <style:text-properties fo:language="en" fo:country="US" fo:font-style="normal" fo:font-weight="bold" officeooo:rsid="05831443" fo:background-color="transparent" loext:char-shading-value="0" style:font-style-asian="normal" style:font-weight-asian="bold" style:font-style-complex="normal" style:font-weight-complex="bold"/>
    </style:style>
    <style:style style:name="T122" style:family="text">
      <style:text-properties fo:language="en" fo:country="US" fo:font-style="normal" fo:font-weight="bold" officeooo:rsid="058b95dc" fo:background-color="transparent" loext:char-shading-value="0" style:font-style-asian="normal" style:font-weight-asian="bold" style:font-style-complex="normal" style:font-weight-complex="bold"/>
    </style:style>
    <style:style style:name="T123" style:family="text">
      <style:text-properties fo:language="en" fo:country="US" fo:font-style="normal" fo:font-weight="bold" officeooo:rsid="058de343" fo:background-color="transparent" loext:char-shading-value="0" style:font-style-asian="normal" style:font-weight-asian="bold" style:font-style-complex="normal" style:font-weight-complex="bold"/>
    </style:style>
    <style:style style:name="T124" style:family="text">
      <style:text-properties fo:language="en" fo:country="US" fo:font-style="normal" fo:font-weight="bold" officeooo:rsid="058f783f" fo:background-color="transparent" loext:char-shading-value="0" style:font-style-asian="normal" style:font-weight-asian="bold" style:font-style-complex="normal" style:font-weight-complex="bold"/>
    </style:style>
    <style:style style:name="T125" style:family="text">
      <style:text-properties fo:language="en" fo:country="US" fo:font-style="normal" fo:font-weight="bold" officeooo:rsid="058bc896" fo:background-color="transparent" loext:char-shading-value="0" style:font-style-asian="normal" style:font-weight-asian="bold" style:font-style-complex="normal" style:font-weight-complex="bold"/>
    </style:style>
    <style:style style:name="T126" style:family="text">
      <style:text-properties fo:language="en" fo:country="US" fo:font-style="normal" fo:font-weight="bold" officeooo:rsid="05958077" fo:background-color="transparent" loext:char-shading-value="0" style:font-style-asian="normal" style:font-weight-asian="bold" style:font-style-complex="normal" style:font-weight-complex="bold"/>
    </style:style>
    <style:style style:name="T127" style:family="text">
      <style:text-properties fo:language="en" fo:country="US" fo:font-style="normal" fo:font-weight="bold" officeooo:rsid="05961604" fo:background-color="transparent" loext:char-shading-value="0" style:font-style-asian="normal" style:font-weight-asian="bold" style:font-style-complex="normal" style:font-weight-complex="bold"/>
    </style:style>
    <style:style style:name="T128" style:family="text">
      <style:text-properties fo:language="en" fo:country="US" fo:font-style="normal" fo:font-weight="bold" officeooo:rsid="0596d627" fo:background-color="transparent" loext:char-shading-value="0" style:font-style-asian="normal" style:font-weight-asian="bold" style:font-style-complex="normal" style:font-weight-complex="bold"/>
    </style:style>
    <style:style style:name="T129" style:family="text">
      <style:text-properties fo:language="en" fo:country="US" fo:font-style="normal" fo:font-weight="bold" officeooo:rsid="05997238" fo:background-color="transparent" loext:char-shading-value="0" style:font-style-asian="normal" style:font-weight-asian="bold" style:font-style-complex="normal" style:font-weight-complex="bold"/>
    </style:style>
    <style:style style:name="T130" style:family="text">
      <style:text-properties fo:language="en" fo:country="US" fo:font-style="normal" fo:font-weight="bold" officeooo:rsid="059bcc2f" fo:background-color="transparent" loext:char-shading-value="0" style:font-style-asian="normal" style:font-weight-asian="bold" style:font-style-complex="normal" style:font-weight-complex="bold"/>
    </style:style>
    <style:style style:name="T131" style:family="text">
      <style:text-properties fo:language="en" fo:country="US" fo:font-style="normal" fo:font-weight="bold" officeooo:rsid="05a73103" fo:background-color="transparent" loext:char-shading-value="0" style:font-style-asian="normal" style:font-weight-asian="bold" style:font-style-complex="normal" style:font-weight-complex="bold"/>
    </style:style>
    <style:style style:name="T132" style:family="text">
      <style:text-properties fo:language="en" fo:country="US" fo:font-style="normal" fo:font-weight="bold" officeooo:rsid="05aeb2c3" fo:background-color="transparent" loext:char-shading-value="0" style:font-style-asian="normal" style:font-weight-asian="bold" style:font-style-complex="normal" style:font-weight-complex="bold"/>
    </style:style>
    <style:style style:name="T133" style:family="text">
      <style:text-properties fo:language="en" fo:country="US" fo:font-style="normal" fo:font-weight="bold" officeooo:rsid="05af17dc" fo:background-color="transparent" loext:char-shading-value="0" style:font-style-asian="normal" style:font-weight-asian="bold" style:font-style-complex="normal" style:font-weight-complex="bold"/>
    </style:style>
    <style:style style:name="T134" style:family="text">
      <style:text-properties fo:language="en" fo:country="US" fo:font-style="normal" fo:font-weight="bold" officeooo:rsid="05b8c453" fo:background-color="transparent" loext:char-shading-value="0" style:font-style-asian="normal" style:font-weight-asian="bold" style:font-style-complex="normal" style:font-weight-complex="bold"/>
    </style:style>
    <style:style style:name="T135" style:family="text">
      <style:text-properties fo:language="en" fo:country="US" fo:font-style="normal" fo:font-weight="bold" officeooo:rsid="007d3450" fo:background-color="#fff200" loext:char-shading-value="0" style:font-style-asian="normal" style:font-weight-asian="bold" style:font-style-complex="normal" style:font-weight-complex="bold"/>
    </style:style>
    <style:style style:name="T136" style:family="text">
      <style:text-properties fo:language="en" fo:country="US" fo:font-style="normal" fo:font-weight="bold" officeooo:rsid="0532eefe" fo:background-color="#dddddd" loext:char-shading-value="0" style:font-style-asian="normal" style:font-weight-asian="bold" style:font-style-complex="normal" style:font-weight-complex="bold"/>
    </style:style>
    <style:style style:name="T137" style:family="text">
      <style:text-properties fo:language="en" fo:country="US" fo:font-style="normal" fo:font-weight="bold" officeooo:rsid="04fb7b8d" fo:background-color="#dddddd" loext:char-shading-value="0" style:font-style-asian="normal" style:font-weight-asian="bold" style:font-style-complex="normal" style:font-weight-complex="bold"/>
    </style:style>
    <style:style style:name="T138" style:family="text">
      <style:text-properties fo:language="en" fo:country="US" fo:font-weight="bold" officeooo:rsid="007d3450" fo:background-color="#fff200" loext:char-shading-value="0" style:font-weight-asian="bold" style:font-weight-complex="bold"/>
    </style:style>
    <style:style style:name="T139" style:family="text">
      <style:text-properties fo:language="en" fo:country="US" fo:font-weight="bold" officeooo:rsid="00704232" fo:background-color="#fff200" loext:char-shading-value="0" style:font-weight-asian="bold" style:font-weight-complex="bold"/>
    </style:style>
    <style:style style:name="T140" style:family="text">
      <style:text-properties fo:language="en" fo:country="US" fo:font-weight="bold" officeooo:rsid="05822ec8" fo:background-color="#fff200" loext:char-shading-value="0" style:font-weight-asian="bold" style:font-weight-complex="bold"/>
    </style:style>
    <style:style style:name="T141" style:family="text">
      <style:text-properties fo:language="en" fo:country="US" fo:font-weight="bold" officeooo:rsid="058ae9a0" fo:background-color="#fff200" loext:char-shading-value="0" style:font-weight-asian="bold" style:font-weight-complex="bold"/>
    </style:style>
    <style:style style:name="T142" style:family="text">
      <style:text-properties fo:language="en" fo:country="US" fo:font-weight="bold" fo:background-color="#dddddd" loext:char-shading-value="0" style:font-weight-asian="bold" style:font-weight-complex="bold"/>
    </style:style>
    <style:style style:name="T143" style:family="text">
      <style:text-properties fo:language="en" fo:country="US" fo:font-weight="bold" officeooo:rsid="0100f487" fo:background-color="#dddddd" loext:char-shading-value="0" style:font-weight-asian="bold" style:font-weight-complex="bold"/>
    </style:style>
    <style:style style:name="T144" style:family="text">
      <style:text-properties fo:language="en" fo:country="US" fo:font-weight="bold" officeooo:rsid="02dfed25" fo:background-color="#dddddd" loext:char-shading-value="0" style:font-weight-asian="bold" style:font-weight-complex="bold"/>
    </style:style>
    <style:style style:name="T145" style:family="text">
      <style:text-properties fo:language="en" fo:country="US" fo:font-weight="bold" officeooo:rsid="04704b22" fo:background-color="#dddddd" loext:char-shading-value="0" style:font-weight-asian="bold" style:font-weight-complex="bold"/>
    </style:style>
    <style:style style:name="T146" style:family="text">
      <style:text-properties fo:language="en" fo:country="US" fo:font-weight="bold" officeooo:rsid="058b8425" fo:background-color="#dddddd" loext:char-shading-value="0" style:font-weight-asian="bold" style:font-weight-complex="bold"/>
    </style:style>
    <style:style style:name="T147" style:family="text">
      <style:text-properties fo:language="en" fo:country="US" fo:font-weight="bold" officeooo:rsid="04fb7b8d" fo:background-color="#dddddd" loext:char-shading-value="0" style:font-weight-asian="bold" style:font-weight-complex="bold"/>
    </style:style>
    <style:style style:name="T148" style:family="text">
      <style:text-properties fo:language="en" fo:country="US" fo:font-weight="bold" officeooo:rsid="059d6bbb" fo:background-color="#dddddd" loext:char-shading-value="0" style:font-weight-asian="bold" style:font-weight-complex="bold"/>
    </style:style>
    <style:style style:name="T149" style:family="text">
      <style:text-properties fo:language="en" fo:country="US" fo:font-weight="bold" fo:background-color="transparent" loext:char-shading-value="0" style:font-weight-asian="bold" style:font-weight-complex="bold"/>
    </style:style>
    <style:style style:name="T150" style:family="text">
      <style:text-properties fo:language="en" fo:country="US" fo:font-weight="bold" officeooo:rsid="0260d497" fo:background-color="transparent" loext:char-shading-value="0" style:font-weight-asian="bold" style:font-weight-complex="bold"/>
    </style:style>
    <style:style style:name="T151" style:family="text">
      <style:text-properties fo:language="en" fo:country="US" fo:font-weight="bold" officeooo:rsid="0351abe9" fo:background-color="transparent" loext:char-shading-value="0" style:font-weight-asian="bold" style:font-weight-complex="bold"/>
    </style:style>
    <style:style style:name="T152" style:family="text">
      <style:text-properties fo:language="en" fo:country="US" fo:font-weight="bold" officeooo:rsid="059d6bbb" fo:background-color="transparent" loext:char-shading-value="0" style:font-weight-asian="bold" style:font-weight-complex="bold"/>
    </style:style>
    <style:style style:name="T153" style:family="text">
      <style:text-properties fo:language="en" fo:country="US" fo:font-weight="bold" officeooo:rsid="05a09a02" fo:background-color="transparent" loext:char-shading-value="0" style:font-weight-asian="bold" style:font-weight-complex="bold"/>
    </style:style>
    <style:style style:name="T154" style:family="text">
      <style:text-properties fo:language="en" fo:country="US" fo:font-weight="bold" officeooo:rsid="05af32b9" fo:background-color="transparent" loext:char-shading-value="0" style:font-weight-asian="bold" style:font-weight-complex="bold"/>
    </style:style>
    <style:style style:name="T155" style:family="text">
      <style:text-properties fo:language="en" fo:country="US" fo:font-weight="bold" officeooo:rsid="059ffa42" fo:background-color="transparent" loext:char-shading-value="0" style:font-weight-asian="bold" style:font-weight-complex="bold"/>
    </style:style>
    <style:style style:name="T156" style:family="text">
      <style:text-properties fo:language="en" fo:country="US" fo:font-weight="bold" officeooo:rsid="05a50488" fo:background-color="transparent" loext:char-shading-value="0" style:font-weight-asian="bold" style:font-weight-complex="bold"/>
    </style:style>
    <style:style style:name="T157" style:family="text">
      <style:text-properties fo:language="en" fo:country="US" fo:font-weight="bold" style:font-weight-asian="bold" style:font-weight-complex="bold"/>
    </style:style>
    <style:style style:name="T158" style:family="text">
      <style:text-properties fo:language="en" fo:country="US" fo:font-weight="bold" officeooo:rsid="00704232" style:font-weight-asian="bold" style:font-weight-complex="bold"/>
    </style:style>
    <style:style style:name="T159" style:family="text">
      <style:text-properties fo:language="en" fo:country="US" fo:font-weight="bold" officeooo:rsid="00d88c8c" style:font-weight-asian="bold" style:font-weight-complex="bold"/>
    </style:style>
    <style:style style:name="T160" style:family="text">
      <style:text-properties fo:language="en" fo:country="US" fo:font-weight="bold" officeooo:rsid="05af32b9" style:font-weight-asian="bold" style:font-weight-complex="bold"/>
    </style:style>
    <style:style style:name="T161" style:family="text">
      <style:text-properties fo:language="en" fo:country="US" officeooo:rsid="00bb70dd"/>
    </style:style>
    <style:style style:name="T162" style:family="text">
      <style:text-properties fo:language="en" fo:country="US" officeooo:rsid="00704232"/>
    </style:style>
    <style:style style:name="T163" style:family="text">
      <style:text-properties fo:color="#999999" loext:opacity="100%" fo:font-weight="bold" officeooo:rsid="001e4eb8" style:font-weight-asian="bold" style:font-weight-complex="bold"/>
    </style:style>
    <style:style style:name="T164" style:family="text">
      <style:text-properties fo:color="#999999" loext:opacity="100%" fo:font-weight="bold" officeooo:rsid="00373dfb" style:font-weight-asian="bold" style:font-weight-complex="bold"/>
    </style:style>
    <style:style style:name="T165" style:family="text">
      <style:text-properties fo:color="#999999" loext:opacity="100%" fo:font-weight="bold" officeooo:rsid="01ebd016" style:font-weight-asian="bold" style:font-weight-complex="bold"/>
    </style:style>
    <style:style style:name="T166" style:family="text">
      <style:text-properties fo:color="#999999" loext:opacity="100%" fo:font-weight="bold" officeooo:rsid="014f0a12" style:font-weight-asian="bold" style:font-weight-complex="bold"/>
    </style:style>
    <style:style style:name="T167" style:family="text">
      <style:text-properties fo:color="#999999" loext:opacity="100%" fo:language="en" fo:country="US" fo:font-style="normal" fo:font-weight="normal" officeooo:rsid="028af2ba" fo:background-color="transparent" loext:char-shading-value="0" style:font-style-asian="normal" style:font-weight-asian="normal" style:font-style-complex="normal" style:font-weight-complex="normal"/>
    </style:style>
    <style:style style:name="T168" style:family="text">
      <style:text-properties fo:color="#999999" loext:opacity="100%" fo:language="en" fo:country="US" fo:font-style="normal" fo:font-weight="normal" officeooo:rsid="03bb9eb9" fo:background-color="transparent" loext:char-shading-value="0" style:font-style-asian="normal" style:font-weight-asian="normal" style:font-style-complex="normal" style:font-weight-complex="normal"/>
    </style:style>
    <style:style style:name="T169" style:family="text">
      <style:text-properties fo:color="#999999" loext:opacity="100%" fo:language="en" fo:country="US" fo:font-style="normal" fo:font-weight="normal" officeooo:rsid="028af2ba" fo:background-color="#fff200" loext:char-shading-value="0" style:font-style-asian="normal" style:font-weight-asian="normal" style:font-style-complex="normal" style:font-weight-complex="normal"/>
    </style:style>
    <style:style style:name="T170" style:family="text">
      <style:text-properties fo:color="#999999" loext:opacity="100%" fo:language="en" fo:country="US" fo:font-weight="bold" officeooo:rsid="001e4eb8" style:font-weight-asian="bold" style:font-weight-complex="bold"/>
    </style:style>
    <style:style style:name="T171" style:family="text">
      <style:text-properties fo:color="#999999" loext:opacity="100%" fo:language="en" fo:country="US" fo:font-weight="bold" officeooo:rsid="053649cd" style:font-weight-asian="bold" style:font-weight-complex="bold"/>
    </style:style>
    <style:style style:name="T172" style:family="text">
      <style:text-properties fo:color="#999999" loext:opacity="100%" fo:language="en" fo:country="US" fo:font-weight="bold" officeooo:rsid="03efad13" style:font-weight-asian="bold" style:font-weight-complex="bold"/>
    </style:style>
    <style:style style:name="T173" style:family="text">
      <style:text-properties fo:color="#999999" loext:opacity="100%" fo:language="en" fo:country="US" fo:font-weight="bold" officeooo:rsid="058b95dc" style:font-weight-asian="bold" style:font-weight-complex="bold"/>
    </style:style>
    <style:style style:name="T174" style:family="text">
      <style:text-properties fo:color="#999999" loext:opacity="100%" fo:language="en" fo:country="US" fo:font-style="italic" fo:font-weight="normal" officeooo:rsid="028af2ba" fo:background-color="transparent" loext:char-shading-value="0" style:font-style-asian="italic" style:font-weight-asian="normal" style:font-style-complex="italic" style:font-weight-complex="normal"/>
    </style:style>
    <style:style style:name="T175" style:family="text">
      <style:text-properties fo:color="#999999" loext:opacity="100%" fo:language="en" fo:country="US" fo:font-style="italic" fo:font-weight="normal" officeooo:rsid="03bb9eb9" fo:background-color="transparent" loext:char-shading-value="0" style:font-style-asian="italic" style:font-weight-asian="normal" style:font-style-complex="italic" style:font-weight-complex="normal"/>
    </style:style>
    <style:style style:name="T176" style:family="text">
      <style:text-properties fo:color="#999999" loext:opacity="100%" fo:language="en" fo:country="US" fo:font-style="italic" fo:font-weight="normal" officeooo:rsid="05b9d583" fo:background-color="transparent" loext:char-shading-value="0" style:font-style-asian="italic" style:font-weight-asian="normal" style:font-style-complex="italic" style:font-weight-complex="normal"/>
    </style:style>
    <style:style style:name="T177" style:family="text">
      <style:text-properties fo:color="#999999" loext:opacity="100%" officeooo:rsid="028af2ba" fo:background-color="transparent" loext:char-shading-value="0"/>
    </style:style>
    <style:style style:name="T178" style:family="text">
      <style:text-properties fo:color="#999999" loext:opacity="100%" officeooo:rsid="03bb9eb9" fo:background-color="transparent" loext:char-shading-value="0"/>
    </style:style>
    <style:style style:name="T179" style:family="text">
      <style:text-properties fo:color="#999999" loext:opacity="100%" officeooo:rsid="028af2ba"/>
    </style:style>
    <style:style style:name="T180" style:family="text">
      <style:text-properties fo:color="#999999" loext:opacity="100%" officeooo:rsid="03bb9eb9"/>
    </style:style>
    <style:style style:name="T181" style:family="text">
      <style:text-properties officeooo:rsid="00136227"/>
    </style:style>
    <style:style style:name="T182" style:family="text">
      <style:text-properties fo:background-color="transparent" loext:char-shading-value="0"/>
    </style:style>
    <style:style style:name="T183" style:family="text">
      <style:text-properties officeooo:rsid="05822ec8" fo:background-color="transparent" loext:char-shading-value="0"/>
    </style:style>
    <style:style style:name="T184" style:family="text">
      <style:text-properties officeooo:rsid="05831443"/>
    </style:style>
    <style:style style:name="T185" style:family="text">
      <style:text-properties officeooo:rsid="058a906e"/>
    </style:style>
    <style:style style:name="T186" style:family="text">
      <style:text-properties officeooo:rsid="058b95dc"/>
    </style:style>
    <style:style style:name="T187" style:family="text">
      <style:text-properties officeooo:rsid="058bc896"/>
    </style:style>
    <style:style style:name="T188" style:family="text">
      <style:text-properties officeooo:rsid="058f783f"/>
    </style:style>
    <style:style style:name="T189" style:family="text">
      <style:text-properties officeooo:rsid="058f8fc5"/>
    </style:style>
    <style:style style:name="T190" style:family="text">
      <style:text-properties officeooo:rsid="058fea55"/>
    </style:style>
    <style:style style:name="T191" style:family="text">
      <style:text-properties officeooo:rsid="05957f19"/>
    </style:style>
    <style:style style:name="T192" style:family="text">
      <style:text-properties officeooo:rsid="05958077"/>
    </style:style>
    <style:style style:name="T193" style:family="text">
      <style:text-properties officeooo:rsid="05961604"/>
    </style:style>
    <style:style style:name="T194" style:family="text">
      <style:text-properties officeooo:rsid="05982884"/>
    </style:style>
    <style:style style:name="T195" style:family="text">
      <style:text-properties officeooo:rsid="05a50488"/>
    </style:style>
    <style:style style:name="T196" style:family="text">
      <style:text-properties officeooo:rsid="05a73103"/>
    </style:style>
    <style:style style:name="T197" style:family="text">
      <style:text-properties officeooo:rsid="05ae5f60"/>
    </style:style>
    <style:style style:name="T198" style:family="text">
      <style:text-properties officeooo:rsid="05af32b9"/>
    </style:style>
    <style:style style:name="T199" style:family="text">
      <style:text-properties officeooo:rsid="05b3289d"/>
    </style:style>
    <style:style style:name="T200" style:family="text">
      <style:text-properties officeooo:rsid="05b3a9b3"/>
    </style:style>
    <style:style style:name="T201" style:family="text">
      <style:text-properties officeooo:rsid="05b8c453"/>
    </style:style>
    <style:style style:name="T202" style:family="text">
      <style:text-properties officeooo:rsid="05b9de2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### <text:span text:style-name="T1">Intro</text:span> ###</text:p>
      <text:p text:style-name="P30"/>
      <text:p text:style-name="P21"><text:span text:style-name="T181">Here are some </text:span><text:span text:style-name="T2">Java </text:span><text:span text:style-name="T3">IDE</text:span><text:span text:style-name="T9"> </text:span><text:span text:style-name="T10">improvements </text:span><text:span text:style-name="T11">of </text:span><text:span text:style-name="T23">Eclipse </text:span><text:span text:style-name="T4">202</text:span><text:span text:style-name="T5">3</text:span><text:span text:style-name="T4">-</text:span><text:span text:style-name="T5">03</text:span><text:span text:style-name="T22">,</text:span></text:p>
      <text:p text:style-name="P33"><text:span text:style-name="T55">including</text:span><text:span text:style-name="T159"> </text:span><text:span text:style-name="T66">Maven </text:span><text:span text:style-name="T67">and </text:span><text:span text:style-name="T69">general</text:span><text:span text:style-name="T67"> improvements.</text:span></text:p>
      <text:p text:style-name="P32"><text:span text:style-name="T56">improvements </text:span><text:span text:style-name="T55">that have been added </text:span><text:span text:style-name="T143">since the last release in </text:span><text:span text:style-name="T146">December</text:span><text:span text:style-name="T144"> 202</text:span><text:span text:style-name="T145">2</text:span><text:span text:style-name="T143"> </text:span><text:span text:style-name="T55">three months </text:span><text:span text:style-name="T57">ago</text:span><text:span text:style-name="T58">.</text:span></text:p>
      <text:p text:style-name="P4"/>
      <text:p text:style-name="P2"/>
      <text:p text:style-name="P20"><text:span text:style-name="T163">### </text:span><text:span text:style-name="T164">J</text:span><text:span text:style-name="T165">ava</text:span><text:span text:style-name="T166"> </text:span><text:span text:style-name="T163">###</text:span></text:p>
      <text:p text:style-name="P28"/>
      <text:p text:style-name="P62"><text:span text:style-name="T52">S</text:span><text:span text:style-name="T42">upport </text:span><text:span text:style-name="T52">for</text:span><text:span text:style-name="T42"> </text:span><text:span text:style-name="T138">Java </text:span><text:span text:style-name="T140">20</text:span><text:span text:style-name="T64">, which</text:span><text:span text:style-name="T55"> </text:span><text:span text:style-name="T64">will be released a </text:span><text:span text:style-name="T55">week </text:span><text:span text:style-name="T143">after </text:span><text:span text:style-name="T55">Eclipse,</text:span><text:span text:style-name="T52"> is</text:span><text:span text:style-name="T40"> </text:span><text:span text:style-name="T138">not yet</text:span><text:span text:style-name="T40"> </text:span><text:span text:style-name="T151">built-in</text:span><text:span text:style-name="T40">,</text:span></text:p>
      <text:p text:style-name="P62"><text:span text:style-name="T43">b</text:span><text:span text:style-name="T52">ut the preview can be installed </text:span><text:span text:style-name="T138">via the Eclipse Marketplace</text:span><text:span text:style-name="T40"> </text:span><text:span text:style-name="T64">probably s</text:span><text:span text:style-name="T55">oon</text:span><text:span text:style-name="T43">.</text:span></text:p>
      <text:p text:style-name="P39"/>
      <text:p text:style-name="P22">Apart from the <text:span text:style-name="T6">new </text:span><text:span text:style-name="T24">Bytecode</text:span><text:span text:style-name="T6"> view</text:span> <text:span text:style-name="T199">and </text:span><text:span text:style-name="T18">improved Maven tooling</text:span><text:span text:style-name="T199"> </text:span>– more about that shortly –</text:p>
      <text:p text:style-name="P22">2023-03 is mainly a <text:span text:style-name="T6">maintenance release</text:span>, with <text:span text:style-name="T199">a couple of</text:span> <text:span text:style-name="T200">smaller</text:span> improvements and fixes.</text:p>
      <text:p text:style-name="P39"/>
      <text:p text:style-name="P41"><text:span text:style-name="T39">I</text:span><text:span text:style-name="T36">n the </text:span><text:span text:style-name="T149">Java </text:span><text:span text:style-name="T36">editor, </text:span><text:span text:style-name="T149">code completion</text:span><text:span text:style-name="T36"> has been fixed</text:span></text:p>
      <text:p text:style-name="P41"><text:span text:style-name="T36">- </text:span><text:span text:style-name="T167">[…</text:span><text:span text:style-name="T168">]</text:span><text:span text:style-name="T89"> </text:span><text:span text:style-name="T88">to propose </text:span><text:span text:style-name="T118">types</text:span><text:span text:style-name="T88"> </text:span><text:span text:style-name="T167">[…</text:span><text:span text:style-name="T168">]</text:span><text:span text:style-name="T88"> and names </text:span><text:span text:style-name="T118">in record headers</text:span><text:span text:style-name="T88">,</text:span></text:p>
      <text:p text:style-name="P40"><text:span text:style-name="T90">- </text:span><text:span text:style-name="T167">[…</text:span><text:span text:style-name="T168">]</text:span><text:span text:style-name="T90"> to propose </text:span><text:span text:style-name="T119">templates</text:span><text:span text:style-name="T90"> also in </text:span><text:span text:style-name="T119">lambda</text:span><text:span text:style-name="T90"> expressions </text:span><text:span text:style-name="T119">inside</text:span><text:span text:style-name="T90"> of </text:span><text:span text:style-name="T119">nested blocks</text:span><text:span text:style-name="T90"> </text:span><text:span text:style-name="T55">and</text:span></text:p>
      <text:p text:style-name="P14"><text:span text:style-name="T183">- </text:span><text:span text:style-name="T177">[…</text:span><text:span text:style-name="T178">]</text:span><text:span text:style-name="T183"> to propose </text:span><text:span text:style-name="T28">new</text:span><text:span text:style-name="T183"> as an </text:span><text:span text:style-name="T21">array constructor reference</text:span><text:span text:style-name="T183">.</text:span></text:p>
      <text:p text:style-name="P14"/>
      <text:p text:style-name="P15"><text:span text:style-name="T182">For </text:span><text:span text:style-name="T20">Java Code Minings</text:span><text:span text:style-name="T182">,</text:span></text:p>
      <text:p text:style-name="P42"><text:span text:style-name="T59">which can be </text:span><text:span text:style-name="T147">enabled</text:span><text:span text:style-name="T90"> in the </text:span><text:span text:style-name="T119">preferences</text:span><text:span text:style-name="T89"> </text:span><text:span text:style-name="T167">[…</text:span><text:span text:style-name="T168">] </text:span><text:span text:style-name="T71">Java</text:span><text:span text:style-name="T89"> </text:span><text:span text:style-name="T167">[…</text:span><text:span text:style-name="T168">] </text:span><text:span text:style-name="T71">Editor</text:span><text:span text:style-name="T89"> </text:span><text:span text:style-name="T167">[…</text:span><text:span text:style-name="T168">] </text:span><text:span text:style-name="T71">Code Minings</text:span><text:span text:style-name="T90">,</text:span></text:p>
      <text:p text:style-name="P40"><text:span text:style-name="T90">there is a new preference </text:span><text:span text:style-name="T79">Ignore inexact reference matches</text:span><text:span text:style-name="T91"> </text:span><text:span text:style-name="T90">to ignore </text:span><text:span text:style-name="T120">potential matches</text:span><text:span text:style-name="T91">.</text:span></text:p>
      <text:p text:style-name="P25">A <text:span text:style-name="T6">potential match</text:span> is <text:span text:style-name="T6">when</text:span> the <text:span text:style-name="T6">reference cannot be resolved</text:span>, <text:span text:style-name="T191">but the</text:span> signature matches,</text:p>
      <text:p text:style-name="P23">for example, due to a <text:span text:style-name="T6">compil</text:span><text:span text:style-name="T12">e </text:span><text:span text:style-name="T6">error</text:span> – like here – or due to missing transitive dependencies.</text:p>
      <text:p text:style-name="P23">In <text:span text:style-name="T6">most</text:span> cases these are <text:span text:style-name="T6">false positives</text:span>, which is why th<text:span text:style-name="T197">e</text:span> option <text:span text:style-name="T192">to ignore </text:span><text:span text:style-name="T197">them</text:span><text:span text:style-name="T192"> </text:span>is <text:span text:style-name="T6">enabled by default</text:span>.</text:p>
      <text:p text:style-name="P23"><text:span text:style-name="T192">B</text:span>ut in cases when the <text:span text:style-name="T6">code is broken</text:span>, it <text:span text:style-name="T186">might</text:span> be helpful to <text:span text:style-name="T6">disable</text:span> <text:span text:style-name="T29">Ignore inexact reference matches</text:span>.</text:p>
      <text:p text:style-name="P15"/>
      <text:p text:style-name="P43"><text:span text:style-name="T93">There is a </text:span><text:span text:style-name="T122">new view</text:span><text:span text:style-name="T93"> for advanced Java developers, the </text:span><text:span text:style-name="T79">Bytecode </text:span><text:span text:style-name="T135">view</text:span><text:span text:style-name="T93">,</text:span></text:p>
      <text:p text:style-name="P24"><text:span text:style-name="T6">formerly</text:span> known as the <text:span text:style-name="T24">Bytecode Outline</text:span> plugin by Andrey Loskutov, now <text:span text:style-name="T6">built in</text:span>to the Eclipse Java IDE.</text:p>
      <text:p text:style-name="P47"><text:span text:style-name="T100">You can use it to</text:span><text:span text:style-name="T93"> </text:span><text:span text:style-name="T126">e</text:span><text:span text:style-name="T122">xplore</text:span><text:span text:style-name="T91"> the </text:span><text:span text:style-name="T123">bytecode</text:span><text:span text:style-name="T91"> of </text:span><text:span text:style-name="T92">the</text:span><text:span text:style-name="T91"> </text:span><text:span text:style-name="T167">.</text:span><text:span text:style-name="T120">class file</text:span><text:span text:style-name="T91"> </text:span><text:span text:style-name="T92">that is </text:span><text:span text:style-name="T121">opened in the editor</text:span><text:span text:style-name="T91">,</text:span></text:p>
      <text:p text:style-name="P44"><text:span text:style-name="T94">either</text:span><text:span text:style-name="T92"> </text:span><text:span text:style-name="T91">the </text:span><text:span text:style-name="T95">bytecode of a</text:span><text:span text:style-name="T91"> </text:span><text:span text:style-name="T167">.</text:span><text:span text:style-name="T124">java</text:span><text:span text:style-name="T121"> </text:span><text:span text:style-name="T92">file</text:span><text:span text:style-name="T91"> </text:span><text:span text:style-name="T59">compiled by </text:span><text:span text:style-name="T147">Eclipse's own</text:span><text:span text:style-name="T59"> Java </text:span><text:span text:style-name="T147">compiler</text:span><text:span text:style-name="T91"> </text:span></text:p>
      <text:p text:style-name="P44"><text:span text:style-name="T167">[…</text:span><text:span text:style-name="T168">] </text:span><text:span text:style-name="T94">or </text:span><text:span text:style-name="T95">the bytecode of an</text:span><text:span text:style-name="T92"> already compiled </text:span><text:span text:style-name="T167">.</text:span><text:span text:style-name="T121">class </text:span><text:span text:style-name="T92">file, </text:span><text:span text:style-name="T59">on the Java Build Path for example.</text:span></text:p>
      <text:p text:style-name="P8">To get the <text:span text:style-name="T14">documentation</text:span> of a Bytecode <text:span text:style-name="T15">opcode</text:span>,</text:p>
      <text:p text:style-name="P9"><text:span text:style-name="T6">hover</text:span> the <text:span text:style-name="T187">opcode</text:span> <text:span text:style-name="T179">[…</text:span><text:span text:style-name="T180">] </text:span><text:span text:style-name="T6">or</text:span> <text:span text:style-name="T13">right-click</text:span><text:span text:style-name="T184"> </text:span><text:span text:style-name="T188">it </text:span>and choose <text:span text:style-name="T25">Open bytecode reference</text:span><text:span text:style-name="T184">.</text:span></text:p>
      <text:p text:style-name="P10"/>
      <text:p text:style-name="P19">Let’s <text:span text:style-name="T193">use the </text:span><text:span text:style-name="T189">Bytecode view </text:span><text:span text:style-name="T193">to</text:span> <text:span text:style-name="T6">spot</text:span> some <text:span text:style-name="T6">difference</text:span><text:span text:style-name="T19">s</text:span> between the <text:span text:style-name="T6">Eclipse compiler</text:span> and <text:span text:style-name="T25">java</text:span><text:span text:style-name="T32">c</text:span><text:span text:style-name="T193">:</text:span></text:p>
      <text:p text:style-name="P11"><text:span text:style-name="T193">in the Terminal,</text:span><text:span text:style-name="T185"> </text:span><text:span text:style-name="T179">[…</text:span><text:span text:style-name="T180">] </text:span><text:span text:style-name="T197">let’s use </text:span><text:span text:style-name="T31">javac</text:span><text:span text:style-name="T197"> of Java 20</text:span><text:span text:style-name="T193">.</text:span></text:p>
      <text:p text:style-name="P10">As expected, the class file version differs, since <text:span text:style-name="T189">the</text:span> <text:span text:style-name="T6">project</text:span> uses <text:span text:style-name="T6">Java 17</text:span>,</text:p>
      <text:p text:style-name="P10">while on the <text:span text:style-name="T6">command line</text:span> we used <text:span text:style-name="T193">the release-candidate of</text:span> <text:span text:style-name="T6">Java 20</text:span>.</text:p>
      <text:p text:style-name="P16">But there are more differences.</text:p>
      <text:p text:style-name="P46"><text:span text:style-name="T114">In this case,</text:span><text:span text:style-name="T96"> </text:span><text:span text:style-name="T97">t</text:span><text:span text:style-name="T92">he </text:span><text:span text:style-name="T121">Eclipse compiler</text:span><text:span text:style-name="T92"> creates a </text:span><text:span text:style-name="T121">slightly smaller</text:span><text:span text:style-name="T92"> </text:span><text:span text:style-name="T167">.</text:span><text:span text:style-name="T92">class file</text:span></text:p>
      <text:p text:style-name="P6">and does an <text:span text:style-name="T6">optimization</text:span> that <text:span text:style-name="T24">javac</text:span><text:span text:style-name="T6"> does not</text:span> do:</text:p>
      <text:p text:style-name="P45"><text:span text:style-name="T92">a </text:span><text:span text:style-name="T72">StringBuilder</text:span><text:span text:style-name="T92"> is used for the </text:span><text:span text:style-name="T125">String </text:span><text:span text:style-name="T121">concatenation</text:span><text:span text:style-name="T92"> </text:span><text:span text:style-name="T97">in the loop </text:span><text:span text:style-name="T114">for performance reasons</text:span><text:span text:style-name="T97">.</text:span></text:p>
      <text:p text:style-name="P7"/>
      <text:p text:style-name="P17"><text:span text:style-name="T202">Apart from</text:span> the <text:span text:style-name="T30">B</text:span><text:span text:style-name="T29">ytecode</text:span> view, there are more changes.</text:p>
      <text:p text:style-name="P40">When <text:span text:style-name="T6">running</text:span> the <text:span text:style-name="T135">JUnit</text:span> test<text:span text:style-name="T190">s</text:span> of a <text:span text:style-name="T6">package</text:span>, the <text:span text:style-name="T190">tests of the</text:span> <text:span text:style-name="T135">sub-packages</text:span> are now executed as well.</text:p>
      <text:p text:style-name="P40"/>
      <text:p text:style-name="P51"><text:span text:style-name="T193">The </text:span><text:span text:style-name="T135">performance</text:span><text:span text:style-name="T193"> of the </text:span><text:span text:style-name="T135">Java compiler</text:span><text:span text:style-name="T193"> has been </text:span><text:span text:style-name="T135">improved</text:span><text:span text:style-name="T193"> </text:span><text:span text:style-name="T39">for parameterized types.</text:span></text:p>
      <text:p text:style-name="P51"><text:span text:style-name="T114">Compared to the </text:span><text:span text:style-name="T137">previous</text:span><text:span text:style-name="T114"> version of Eclipse,</text:span></text:p>
      <text:p text:style-name="P48"><text:span text:style-name="T44">the</text:span><text:span text:style-name="T39"> project with </text:span><text:span text:style-name="T150">hundreds</text:span><text:span text:style-name="T39"> of parameterized types </text:span><text:span text:style-name="T150">compiles much faster</text:span><text:span text:style-name="T39">,</text:span></text:p>
      <text:p text:style-name="P50"><text:span text:style-name="T44">for example</text:span><text:span text:style-name="T39"> when </text:span><text:span text:style-name="T44">doing</text:span><text:span text:style-name="T39"> </text:span><text:span text:style-name="T73">Project</text:span><text:span text:style-name="T97"> </text:span><text:span text:style-name="T167">[…</text:span><text:span text:style-name="T168">] </text:span><text:span text:style-name="T73">Clean</text:span><text:span text:style-name="T39"> </text:span><text:span text:style-name="T114">as you can see here.</text:span></text:p>
      <text:p text:style-name="P27"/>
      <text:p text:style-name="P27"/>
      <text:p text:style-name="P38"><text:span text:style-name="T170">### </text:span><text:span text:style-name="T171">Maven </text:span><text:span text:style-name="T173">(+XML)</text:span><text:span text:style-name="T172"> </text:span><text:span text:style-name="T170">###</text:span></text:p>
      <text:p text:style-name="P29"/>
      <text:p text:style-name="P13">Maven tooling <text:span text:style-name="T201">now </text:span>provides <text:span text:style-name="T193">a </text:span>better <text:span text:style-name="T6">out-of-box experience</text:span> in more cases</text:p>
      <text:p text:style-name="P53"><text:span text:style-name="T113">by </text:span><text:span text:style-name="T136">eliminating</text:span><text:span text:style-name="T113"> the need of </text:span><text:span text:style-name="T136">manual project configuration</text:span><text:span text:style-name="T113"> thanks to the following three improvements:</text:span><text:span text:style-name="T98"><text:line-break/><text:line-break/></text:span><text:span text:style-name="T115">First</text:span><text:span text:style-name="T113">,</text:span></text:p>
      <text:p text:style-name="P53"><text:span text:style-name="T103">when i</text:span><text:span text:style-name="T101">n the </text:span><text:span text:style-name="T74">pom</text:span><text:span text:style-name="T167">.</text:span><text:span text:style-name="T74">xml</text:span><text:span text:style-name="T101">, if the property</text:span><text:span text:style-name="T99"> </text:span><text:span text:style-name="T80">maven</text:span><text:span text:style-name="T169">.</text:span><text:span text:style-name="T80">test</text:span><text:span text:style-name="T169">.</text:span><text:span text:style-name="T80">skip</text:span><text:span text:style-name="T99"> </text:span><text:span text:style-name="T101">is set to</text:span><text:span text:style-name="T99"> </text:span><text:span text:style-name="T75">true</text:span><text:span text:style-name="T99">,</text:span></text:p>
      <text:p text:style-name="P50"><text:span text:style-name="T76">test</text:span><text:span text:style-name="T167">/</text:span><text:span text:style-name="T76">java</text:span><text:span text:style-name="T102"> and </text:span><text:span text:style-name="T176">­</text:span><text:span text:style-name="T76">test</text:span><text:span text:style-name="T174">/</text:span><text:span text:style-name="T76">resources</text:span><text:span text:style-name="T102"> are </text:span><text:span text:style-name="T128">no</text:span><text:span text:style-name="T134">t</text:span><text:span text:style-name="T102"> treated as </text:span><text:span text:style-name="T128">source folders</text:span><text:span text:style-name="T102"> anymore.</text:span></text:p>
      <text:p text:style-name="P52"><text:span text:style-name="T102">W</text:span><text:span text:style-name="T88">hen running a </text:span><text:span text:style-name="T118">Maven build</text:span><text:span text:style-name="T88">, </text:span><text:span text:style-name="T75">maven</text:span><text:span text:style-name="T167">.</text:span><text:span text:style-name="T75">test</text:span><text:span text:style-name="T167">.</text:span><text:span text:style-name="T75">skip </text:span><text:span text:style-name="T88">does not only skip the tests,</text:span></text:p>
      <text:p text:style-name="P50"><text:span text:style-name="T104">but </text:span><text:span text:style-name="T115">– in contrast to </text:span><text:span text:style-name="T116">the property</text:span><text:span text:style-name="T115"> </text:span><text:span text:style-name="T81">skipTests</text:span><text:span text:style-name="T115"> –</text:span><text:span text:style-name="T104"> does also not compile the tests.</text:span></text:p>
      <text:p text:style-name="P50"><text:span text:style-name="T113">This means</text:span><text:span text:style-name="T101"> that </text:span><text:span text:style-name="T127">even</text:span><text:span text:style-name="T101"> </text:span><text:span text:style-name="T132">compile errors</text:span><text:span text:style-name="T108"> </text:span><text:span text:style-name="T109">do </text:span><text:span text:style-name="T133">not</text:span><text:span text:style-name="T109"> cause a</text:span><text:span text:style-name="T101"> </text:span><text:span text:style-name="T127">Maven build</text:span><text:span text:style-name="T101"> </text:span><text:span text:style-name="T109">to</text:span><text:span text:style-name="T101"> </text:span><text:span text:style-name="T133">fail</text:span><text:span text:style-name="T101">.</text:span></text:p>
      <text:p text:style-name="P49"/>
      <text:p text:style-name="P50"><text:span text:style-name="T116">Second</text:span><text:span text:style-name="T113">,</text:span></text:p>
      <text:p text:style-name="P50"><text:span text:style-name="T79">Mojos</text:span><text:span text:style-name="T103"> </text:span><text:span text:style-name="T115">without a mapping</text:span><text:span text:style-name="T103"> </text:span><text:span text:style-name="T109">are </text:span><text:span text:style-name="T103">now by default </text:span><text:span text:style-name="T129">automatically execute</text:span><text:span text:style-name="T130">d</text:span><text:span text:style-name="T103"> </text:span><text:span text:style-name="T104">by the</text:span><text:span text:style-name="T103"> </text:span><text:span text:style-name="T129">incremental</text:span><text:span text:style-name="T103"> project build</text:span><text:span text:style-name="T104">er</text:span><text:span text:style-name="T103">.</text:span></text:p>
      <text:p text:style-name="P53"><text:span text:style-name="T82">Mojo</text:span><text:span text:style-name="T60"> </text:span><text:span text:style-name="T61">stands for</text:span><text:span text:style-name="T54"> </text:span><text:span text:style-name="T142">M</text:span><text:span text:style-name="T54">aven plain </text:span><text:span text:style-name="T142">O</text:span><text:span text:style-name="T54">ld </text:span><text:span text:style-name="T142">J</text:span><text:span text:style-name="T54">ava </text:span><text:span text:style-name="T142">O</text:span><text:span text:style-name="T54">bject, </text:span><text:span text:style-name="T62">a simple </text:span><text:span text:style-name="T148">Java class</text:span><text:span text:style-name="T62"> </text:span><text:span text:style-name="T61">that can </text:span><text:span text:style-name="T63">be</text:span><text:span text:style-name="T61"> easily</text:span><text:span text:style-name="T62"> used as </text:span><text:span text:style-name="T61">a </text:span><text:span text:style-name="T148">Maven plugin</text:span><text:span text:style-name="T62">.</text:span></text:p>
      <text:p text:style-name="P55"><text:span text:style-name="T68">T</text:span><text:span text:style-name="T65">his sample Mojo </text:span><text:span text:style-name="T157">generates</text:span><text:span text:style-name="T65"> the </text:span><text:span text:style-name="T160">source c</text:span><text:span text:style-name="T157">ode</text:span><text:span text:style-name="T65"> of a </text:span><text:span text:style-name="T87">Model</text:span><text:span text:style-name="T65"> class with a </text:span><text:span text:style-name="T157">field for each line</text:span><text:span text:style-name="T65"> of a </text:span><text:span text:style-name="T157">given </text:span><text:span text:style-name="T65">text file.</text:span></text:p>
      <text:p text:style-name="P53"><text:span text:style-name="T54">To be able to use it as a Maven plugin,</text:span><text:span text:style-name="T45"> </text:span><text:span text:style-name="T152">run</text:span><text:span text:style-name="T45"> </text:span><text:span text:style-name="T46">the </text:span><text:span text:style-name="T85">Mojo</text:span><text:span text:style-name="T46"> project</text:span><text:span text:style-name="T45"> </text:span><text:span text:style-name="T152">as</text:span><text:span text:style-name="T89"> </text:span><text:span text:style-name="T167">[…</text:span><text:span text:style-name="T168">] </text:span><text:span text:style-name="T77">Maven </text:span><text:span text:style-name="T78">install</text:span><text:span text:style-name="T46">.</text:span></text:p>
      <text:p text:style-name="P54"><text:span text:style-name="T36">In the Maven </text:span><text:span text:style-name="T149">project where</text:span><text:span text:style-name="T36"> you want </text:span><text:span text:style-name="T149">to use</text:span><text:span text:style-name="T36"> the </text:span><text:span text:style-name="T83">Mojo</text:span><text:span text:style-name="T36">, </text:span><text:span text:style-name="T149">add</text:span><text:span text:style-name="T36"> it in the </text:span><text:span text:style-name="T83">build</text:span><text:span text:style-name="T36"> section </text:span><text:span text:style-name="T149">as a plugin</text:span><text:span text:style-name="T36">.</text:span></text:p>
      <text:p text:style-name="P54"><text:span text:style-name="T36">You must specify the </text:span><text:span text:style-name="T149">goal</text:span><text:span text:style-name="T36">, otherwise it won’t be executed.</text:span></text:p>
      <text:p text:style-name="P57"><text:span text:style-name="T54">That's it,</text:span><text:span text:style-name="T47"> the </text:span><text:span text:style-name="T155">model class</text:span><text:span text:style-name="T47"> has been </text:span><text:span text:style-name="T155">generated</text:span></text:p>
      <text:p text:style-name="P56"><text:span text:style-name="T167">[…</text:span><text:span text:style-name="T168">] </text:span><text:span text:style-name="T36">and will be </text:span><text:span text:style-name="T149">updated</text:span><text:span text:style-name="T36"> from now on as </text:span><text:span text:style-name="T149">soon</text:span><text:span text:style-name="T36"> as </text:span><text:span text:style-name="T51">the</text:span><text:span text:style-name="T36"> </text:span><text:span text:style-name="T149">the </text:span><text:span text:style-name="T153">text</text:span><text:span text:style-name="T149"> file</text:span><text:span text:style-name="T36"> </text:span><text:span text:style-name="T51">is </text:span><text:span text:style-name="T53">being </text:span><text:span text:style-name="T154">changed</text:span><text:span text:style-name="T36">.</text:span></text:p>
      <text:p text:style-name="P26"><text:span text:style-name="T6">Maven</text:span> with <text:span text:style-name="T6">incremental building</text:span>, <text:span text:style-name="T6">without</text:span> <text:span text:style-name="T201">having </text:span>to configure a <text:span text:style-name="T6">single</text:span> <text:span text:style-name="T195">Eclipse </text:span>project <text:span text:style-name="T6">setting</text:span>,</text:p>
      <text:p text:style-name="P26">that's cool, isn't it?</text:p>
      <text:p text:style-name="P53"/>
      <text:p text:style-name="P58"><text:span text:style-name="T117">Last but not least</text:span><text:span text:style-name="T113">,</text:span><text:span text:style-name="T50"> t</text:span><text:span text:style-name="T49">he </text:span><text:span text:style-name="T135">Java</text:span><text:span text:style-name="T49"> used </text:span><text:span text:style-name="T135">to run</text:span><text:span text:style-name="T49"> a </text:span><text:span text:style-name="T135">Maven</text:span><text:span text:style-name="T49"> Build is </text:span><text:span text:style-name="T48">now </text:span><text:span text:style-name="T135">derived</text:span><text:span text:style-name="T48"> from the </text:span><text:span text:style-name="T156">POM</text:span></text:p>
      <text:p text:style-name="P26">instead of using the workspace default JRE.</text:p>
      <text:p text:style-name="P60"><text:span text:style-name="T36">By setting the </text:span><text:span text:style-name="T149">Java version</text:span><text:span text:style-name="T36"> in the POM to </text:span><text:span text:style-name="T149">11</text:span><text:span text:style-name="T36">, the </text:span><text:span text:style-name="T51">best matching </text:span><text:span text:style-name="T36">Java JRE </text:span><text:span text:style-name="T51">from those </text:span><text:span text:style-name="T36">configured in the</text:span></text:p>
      <text:p text:style-name="P60"><text:span text:style-name="T149">preferences</text:span><text:span text:style-name="T89"> </text:span><text:span text:style-name="T167">[…</text:span><text:span text:style-name="T168">] </text:span><text:span text:style-name="T70">Java</text:span><text:span text:style-name="T86"> </text:span><text:span text:style-name="T174">[…</text:span><text:span text:style-name="T175">] </text:span><text:span text:style-name="T70">Installed JREs</text:span><text:span text:style-name="T36"> is used to run the Maven build.</text:span></text:p>
      <text:p text:style-name="P59"><text:span text:style-name="T36">But </text:span><text:span text:style-name="T51">here</text:span><text:span text:style-name="T36"> this </text:span><text:span text:style-name="T149">fails</text:span><text:span text:style-name="T36"> because our </text:span><text:span text:style-name="T149">Mojo</text:span><text:span text:style-name="T36"> Maven plugin is </text:span><text:span text:style-name="T149">compiled</text:span><text:span text:style-name="T36"> with </text:span><text:span text:style-name="T149">Java 17</text:span><text:span text:style-name="T36">.</text:span></text:p>
      <text:p text:style-name="P59"><text:span text:style-name="T36">In this case, a </text:span><text:span text:style-name="T149">different Java</text:span><text:span text:style-name="T36"> version is required </text:span><text:span text:style-name="T149">to run Maven</text:span><text:span text:style-name="T36"> </text:span><text:span text:style-name="T149">than</text:span><text:span text:style-name="T36"> the one </text:span><text:span text:style-name="T149">used</text:span><text:span text:style-name="T36"> in the </text:span><text:span text:style-name="T149">project</text:span><text:span text:style-name="T36">,</text:span></text:p>
      <text:p text:style-name="P61"><text:span text:style-name="T50">which can be configured in the POM in the </text:span><text:span text:style-name="T26">maven</text:span><text:span text:style-name="T168">-</text:span><text:span text:style-name="T26">enforcer</text:span><text:span text:style-name="T168">-</text:span><text:span text:style-name="T26">plugin</text:span><text:span text:style-name="T196">,</text:span></text:p>
      <text:p text:style-name="P18">no need to <text:span text:style-name="T198">manually </text:span>select the JRE in the launch configuration.</text:p>
      <text:p text:style-name="P59"/>
      <text:p text:style-name="P61"><text:span text:style-name="T117">And by the way,</text:span><text:span text:style-name="T194"> the </text:span><text:span text:style-name="T16">XML </text:span><text:span text:style-name="T17">e</text:span><text:span text:style-name="T16">ditor</text:span><text:span text:style-name="T194"> used in the POM editor</text:span></text:p>
      <text:p text:style-name="P59"><text:span text:style-name="T194">or when opening a file in the </text:span><text:span text:style-name="T27">Generic Text Editor</text:span><text:span text:style-name="T194"> has been </text:span><text:span text:style-name="T16">improved</text:span><text:span text:style-name="T194"> as well.</text:span></text:p>
      <text:p text:style-name="P61"><text:span text:style-name="T194">In the </text:span><text:span text:style-name="T120">preferences</text:span><text:span text:style-name="T89"> </text:span><text:span text:style-name="T167">[…</text:span><text:span text:style-name="T168">] </text:span><text:span text:style-name="T79">XML (Wild Web Developer)</text:span><text:span text:style-name="T89"> </text:span><text:span text:style-name="T167">[…</text:span><text:span text:style-name="T168">] </text:span><text:span text:style-name="T79">Formatting</text:span><text:span text:style-name="T84"> </text:span><text:span text:style-name="T105">there are </text:span><text:span text:style-name="T112">many</text:span><text:span text:style-name="T105"> more </text:span><text:span text:style-name="T107">settings</text:span><text:span text:style-name="T105"> </text:span><text:span text:style-name="T106">now.</text:span><text:span text:style-name="T41"/></text:p>
      <text:p text:style-name="P61"><text:span text:style-name="T73">Preserve new lines</text:span><text:span text:style-name="T91"> </text:span><text:span text:style-name="T106">might be the one you’ve missed the most</text:span><text:span text:style-name="T41"/></text:p>
      <text:p text:style-name="P64"><text:span text:style-name="T106">to </text:span><text:span text:style-name="T131">preserve empty lines</text:span><text:span text:style-name="T106"> </text:span><text:span text:style-name="T112">in order </text:span><text:span text:style-name="T111">to</text:span><text:span text:style-name="T106"> separat</text:span><text:span text:style-name="T110">e</text:span><text:span text:style-name="T106"> </text:span><text:span text:style-name="T110">sections </text:span><text:span text:style-name="T111">whe</text:span><text:span text:style-name="T106">n</text:span><text:span text:style-name="T131"> formatting</text:span><text:span text:style-name="T110">.</text:span><text:span text:style-name="T41"/></text:p>
      <text:p text:style-name="P12"/>
      <text:p text:style-name="P37"/>
      <text:p text:style-name="P35">### Outro ###</text:p>
      <text:p text:style-name="P31"/>
      <text:p text:style-name="P5"><text:span text:style-name="T33">These were some of the </text:span><text:span text:style-name="T7">Java </text:span><text:span text:style-name="T8">IDE</text:span><text:span text:style-name="T33"> improvements</text:span></text:p>
      <text:p text:style-name="P34"><text:span text:style-name="T161">of the </text:span><text:span text:style-name="T158">quarterly </text:span><text:span text:style-name="T37">Rolling</text:span><text:span text:style-name="T38"> Release </text:span><text:span text:style-name="T141">March</text:span><text:span text:style-name="T139"> 202</text:span><text:span text:style-name="T141">3</text:span><text:span text:style-name="T162">.</text:span></text:p>
      <text:p text:style-name="P1"/>
      <text:p text:style-name="P3"><text:span text:style-name="T34">Thank</text:span><text:span text:style-name="T35">s</text:span><text:span text:style-name="T34"> for watching and happy coding!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Definition_20_Term" style:display-name="Definition Term" style:family="paragraph" style:parent-style-name="Standard" style:default-outline-level=""/>
    <style:style style:name="Definition_20_List" style:display-name="Definition List" style:family="paragraph" style:parent-style-name="Standard" style:default-outline-level="">
      <style:paragraph-properties fo:margin-left="0.635cm" fo:margin-right="0cm" fo:text-indent="0cm" style:auto-text-indent="false"/>
    </style:style>
    <style:style style:name="H1" style:family="paragraph" style:parent-style-name="Standard" style:default-outline-level="2" style:list-style-name="">
      <style:paragraph-properties fo:margin-top="0.176cm" fo:margin-bottom="0.176cm" style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default-outline-level="3" style:list-style-name="">
      <style:paragraph-properties fo:margin-top="0.176cm" fo:margin-bottom="0.176cm" style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default-outline-level="4" style:list-style-name="">
      <style:paragraph-properties fo:margin-top="0.176cm" fo:margin-bottom="0.176cm" style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default-outline-level="5" style:list-style-name="">
      <style:paragraph-properties fo:margin-top="0.176cm" fo:margin-bottom="0.176cm" style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default-outline-level="6" style:list-style-name="">
      <style:paragraph-properties fo:margin-top="0.176cm" fo:margin-bottom="0.176cm" style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default-outline-level="7" style:list-style-name="">
      <style:paragraph-properties fo:margin-top="0.176cm" fo:margin-bottom="0.176cm" style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default-outline-level="">
      <style:text-properties fo:font-style="italic" style:font-style-asian="italic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style:contextual-spacing="false" fo:text-indent="0cm" style:auto-text-indent="false"/>
    </style:style>
    <style:style style:name="Preformatted" style:family="paragraph" style:parent-style-name="Standard" style:default-outline-level="">
      <style:paragraph-properties fo:margin-top="0cm" fo:margin-bottom="0cm" style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roman" style:font-pitch="variable" fo:font-size="10pt" style:font-size-asian="10pt"/>
    </style:style>
    <style:style style:name="z-Bottom_20_of_20_Form" style:display-name="z-Bottom of Form" style:family="paragraph" style:default-outline-level="">
      <style:paragraph-properties fo:text-align="center" style:justify-single-word="false" style:border-line-width-top="0.009cm 0.009cm 0.009cm" fo:padding="0cm" fo:border-left="none" fo:border-right="none" fo:border-top="0.74pt double #000000" fo:border-bottom="none"/>
      <style:text-properties style:font-name="Arial" fo:font-family="Arial" style:font-family-generic="roman" style:font-pitch="variable" fo:font-size="8pt" style:font-name-asian="Arial2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default-outline-level="">
      <style:paragraph-properties fo:text-align="center" style:justify-single-word="false" style:border-line-width-bottom="0.009cm 0.009cm 0.009cm" fo:padding="0cm" fo:border-left="none" fo:border-right="none" fo:border-top="none" fo:border-bottom="0.74pt double #000000"/>
      <style:text-properties style:font-name="Arial" fo:font-family="Arial" style:font-family-generic="roman" style:font-pitch="variable" fo:font-size="8pt" style:font-name-asian="Arial2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roman" style:font-pitch="variable" fo:font-size="10pt" style:font-size-asian="10pt"/>
    </style:style>
    <style:style style:name="Keyboard" style:family="text">
      <style:text-properties style:font-name="Courier New" fo:font-family="'Courier New'" style:font-family-generic="roman" style:font-pitch="variable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roman" style:font-pitch="variable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roman" style:font-pitch="variable" fo:font-size="10pt" style:font-size-asian="10pt"/>
    </style:style>
    <style:style style:name="HTML_20_Markup" style:display-name="HTML Markup" style:family="text">
      <style:text-properties fo:color="#ff0000" loext:opacity="100%" text:display="none"/>
    </style:style>
    <style:style style:name="Comment" style:family="text">
      <style:text-properties text:display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6-14T08:46:58.207000000</meta:creation-date>
    <dc:date>2023-03-12T13:02:36.648000000</dc:date>
    <meta:editing-duration>P5DT5H4M3S</meta:editing-duration>
    <meta:editing-cycles>789</meta:editing-cycles>
    <meta:generator>LibreOffice/7.5.1.2$Windows_X86_64 LibreOffice_project/fcbaee479e84c6cd81291587d2ee68cba099e129</meta:generator>
    <meta:document-statistic meta:table-count="0" meta:image-count="0" meta:object-count="0" meta:page-count="1" meta:paragraph-count="77" meta:word-count="930" meta:character-count="5277" meta:non-whitespace-character-count="4417"/>
    <meta:user-defined meta:name="DocumentEncoding">utf-8</meta:user-defined>
    <meta:user-defined meta:name="HTML" meta:value-type="boolean">true</meta:user-defined>
  </office:meta>
</office:document-meta>
</file>